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9736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1.5335in" fo:break-before="auto" style:use-optimal-row-height="true"/>
    </style:style>
    <style:style style:name="ro4" style:family="table-row">
      <style:table-row-properties style:row-height="6.198in" fo:break-before="auto" style:use-optimal-row-height="true"/>
    </style:style>
    <style:style style:name="ro5" style:family="table-row">
      <style:table-row-properties style:row-height="1.1602in" fo:break-before="auto" style:use-optimal-row-height="true"/>
    </style:style>
    <style:style style:name="ro6" style:family="table-row">
      <style:table-row-properties style:row-height="0.7874in" fo:break-before="auto" style:use-optimal-row-height="true"/>
    </style:style>
    <style:style style:name="ro7" style:family="table-row">
      <style:table-row-properties style:row-height="1.3472in" fo:break-before="auto" style:use-optimal-row-height="true"/>
    </style:style>
    <style:style style:name="ro8" style:family="table-row">
      <style:table-row-properties style:row-height="1.7201in" fo:break-before="auto" style:use-optimal-row-height="true"/>
    </style:style>
    <style:style style:name="ro9" style:family="table-row">
      <style:table-row-properties style:row-height="3.0264in" fo:break-before="auto" style:use-optimal-row-height="true"/>
    </style:style>
    <style:style style:name="ro10" style:family="table-row">
      <style:table-row-properties style:row-height="2.6528in" fo:break-before="auto" style:use-optimal-row-height="true"/>
    </style:style>
    <style:style style:name="ro11" style:family="table-row">
      <style:table-row-properties style:row-height="2.4665in" fo:break-before="auto" style:use-optimal-row-height="true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1.9071in" fo:break-before="auto" style:use-optimal-row-height="true"/>
    </style:style>
    <style:style style:name="ro14" style:family="table-row">
      <style:table-row-properties style:row-height="0.4146in" fo:break-before="auto" style:use-optimal-row-height="true"/>
    </style:style>
    <style:style style:name="ro15" style:family="table-row">
      <style:table-row-properties style:row-height="2.2799in" fo:break-before="auto" style:use-optimal-row-height="true"/>
    </style:style>
    <style:style style:name="ro16" style:family="table-row">
      <style:table-row-properties style:row-height="3.2126in" fo:break-before="auto" style:use-optimal-row-height="true"/>
    </style:style>
    <style:style style:name="ro17" style:family="table-row">
      <style:table-row-properties style:row-height="2.0929in" fo:break-before="auto" style:use-optimal-row-height="true"/>
    </style:style>
    <style:style style:name="ro18" style:family="table-row">
      <style:table-row-properties style:row-height="4.8917in" fo:break-before="auto" style:use-optimal-row-height="true"/>
    </style:style>
    <style:style style:name="ro19" style:family="table-row">
      <style:table-row-properties style:row-height="8.0634in" fo:break-before="auto" style:use-optimal-row-height="true"/>
    </style:style>
    <style:style style:name="ro20" style:family="table-row">
      <style:table-row-properties style:row-height="2.8398in" fo:break-before="auto" style:use-optimal-row-height="true"/>
    </style:style>
    <style:style style:name="ro21" style:family="table-row">
      <style:table-row-properties style:row-height="9.1827in" fo:break-before="auto" style:use-optimal-row-height="true"/>
    </style:style>
    <style:style style:name="ro22" style:family="table-row">
      <style:table-row-properties style:row-height="3.5862in" fo:break-before="auto" style:use-optimal-row-height="true"/>
    </style:style>
    <style:style style:name="ro23" style:family="table-row">
      <style:table-row-properties style:row-height="4.5189in" fo:break-before="auto" style:use-optimal-row-height="true"/>
    </style:style>
    <style:style style:name="ro24" style:family="table-row">
      <style:table-row-properties style:row-height="3.3992in" fo:break-before="auto" style:use-optimal-row-height="true"/>
    </style:style>
    <style:style style:name="ro25" style:family="table-row">
      <style:table-row-properties style:row-height="6.7575in" fo:break-before="auto" style:use-optimal-row-height="true"/>
    </style:style>
    <style:style style:name="ro26" style:family="table-row">
      <style:table-row-properties style:row-height="4.1457in" fo:break-before="auto" style:use-optimal-row-height="true"/>
    </style:style>
    <style:style style:name="ro27" style:family="table-row">
      <style:table-row-properties style:row-height="3.9591in" fo:break-before="auto" style:use-optimal-row-height="true"/>
    </style:style>
    <style:style style:name="ro28" style:family="table-row">
      <style:table-row-properties style:row-height="5.8252in" fo:break-before="auto" style:use-optimal-row-height="true"/>
    </style:style>
    <style:style style:name="ro29" style:family="table-row">
      <style:table-row-properties style:row-height="7.1307in" fo:break-before="auto" style:use-optimal-row-height="true"/>
    </style:style>
    <style:style style:name="ro30" style:family="table-row">
      <style:table-row-properties style:row-height="8.25in" fo:break-before="auto" style:use-optimal-row-height="true"/>
    </style:style>
    <style:style style:name="ro31" style:family="table-row">
      <style:table-row-properties style:row-height="6.011in" fo:break-before="auto" style:use-optimal-row-height="true"/>
    </style:style>
    <style:style style:name="ro3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office:value-type="string">
            <text:p>1-1</text:p>
          </table:table-cell>
          <table:table-cell office:value-type="string">
            <text:p>爱</text:p>
          </table:table-cell>
          <table:table-cell office:value-type="string">
            <text:p>ai4</text:p>
          </table:table-cell>
          <table:table-cell office:value-type="string">
            <text:p>to love; affection; to be fond of; to like</text:p>
          </table:table-cell>
        </table:table-row>
        <table:table-row table:style-name="ro2">
          <table:table-cell office:value-type="string">
            <text:p>1-2</text:p>
          </table:table-cell>
          <table:table-cell office:value-type="string">
            <text:p>八</text:p>
          </table:table-cell>
          <table:table-cell office:value-type="string">
            <text:p>ba1</text:p>
          </table:table-cell>
          <table:table-cell office:value-type="string">
            <text:p>eight; 8</text:p>
          </table:table-cell>
        </table:table-row>
        <table:table-row table:style-name="ro1">
          <table:table-cell office:value-type="string">
            <text:p>1-3</text:p>
          </table:table-cell>
          <table:table-cell office:value-type="string">
            <text:p>爸爸</text:p>
          </table:table-cell>
          <table:table-cell office:value-type="string">
            <text:p>ba4 ba5</text:p>
          </table:table-cell>
          <table:table-cell office:value-type="string">
            <text:p>(informal) father; CL:個|个[ge4],位[wei4]</text:p>
          </table:table-cell>
        </table:table-row>
        <table:table-row table:style-name="ro3">
          <table:table-cell office:value-type="string">
            <text:p>2-4</text:p>
          </table:table-cell>
          <table:table-cell office:value-type="string">
            <text:p>吧</text:p>
          </table:table-cell>
          <table:table-cell office:value-type="string">
            <text:p>ba5</text:p>
          </table:table-cell>
          <table:table-cell office:value-type="string">
            <text:p>(modal particle indicating polite suggestion); ...right?; ...OK?</text:p>
          </table:table-cell>
        </table:table-row>
        <table:table-row table:style-name="ro4">
          <table:table-cell office:value-type="string">
            <text:p>2-5</text:p>
          </table:table-cell>
          <table:table-cell office:value-type="string">
            <text:p>白</text:p>
          </table:table-cell>
          <table:table-cell office:value-type="string">
            <text:p>bai2</text:p>
          </table:table-cell>
          <table:table-cell office:value-type="string">
            <text:p>white; snowy; pure; bright; empty; blank; plain; clear; to make clear; in vain; gratuitous; free of charge; reactionary; anti-communist; funeral; to stare coldly; to write wrong character; to state; to explain; vernacular; spoken lines in opera; surname Bai</text:p>
          </table:table-cell>
        </table:table-row>
        <table:table-row table:style-name="ro5">
          <table:table-cell office:value-type="string">
            <text:p>2-6</text:p>
          </table:table-cell>
          <table:table-cell office:value-type="string">
            <text:p>百</text:p>
          </table:table-cell>
          <table:table-cell office:value-type="string">
            <text:p>bai3</text:p>
          </table:table-cell>
          <table:table-cell office:value-type="string">
            <text:p>hundred; numerous; all kinds of; surname Bai</text:p>
          </table:table-cell>
        </table:table-row>
        <table:table-row table:style-name="ro6">
          <table:table-cell office:value-type="string">
            <text:p>2-7</text:p>
          </table:table-cell>
          <table:table-cell office:value-type="string">
            <text:p>帮助</text:p>
          </table:table-cell>
          <table:table-cell office:value-type="string">
            <text:p>bang1 zhu4</text:p>
          </table:table-cell>
          <table:table-cell office:value-type="string">
            <text:p>assistance; aid; to help; to assist</text:p>
          </table:table-cell>
        </table:table-row>
        <table:table-row table:style-name="ro7">
          <table:table-cell office:value-type="string">
            <text:p>2-8</text:p>
          </table:table-cell>
          <table:table-cell office:value-type="string">
            <text:p>报纸</text:p>
          </table:table-cell>
          <table:table-cell office:value-type="string">
            <text:p>bao4 zhi3</text:p>
          </table:table-cell>
          <table:table-cell office:value-type="string">
            <text:p>newspaper; newsprint; CL:份[fen4],期[qi1],張|张[zhang1]</text:p>
          </table:table-cell>
        </table:table-row>
        <table:table-row table:style-name="ro5">
          <table:table-cell office:value-type="string">
            <text:p>1-4</text:p>
          </table:table-cell>
          <table:table-cell office:value-type="string">
            <text:p>杯子</text:p>
          </table:table-cell>
          <table:table-cell office:value-type="string">
            <text:p>bei1 zi5</text:p>
          </table:table-cell>
          <table:table-cell office:value-type="string">
            <text:p>cup; glass; CL:個|个[ge4],支[zhi1],枝[zhi1]</text:p>
          </table:table-cell>
        </table:table-row>
        <table:table-row table:style-name="ro8">
          <table:table-cell office:value-type="string">
            <text:p>1-5</text:p>
          </table:table-cell>
          <table:table-cell office:value-type="string">
            <text:p>北京</text:p>
          </table:table-cell>
          <table:table-cell office:value-type="string">
            <text:p>Bei3 jing1</text:p>
          </table:table-cell>
          <table:table-cell office:value-type="string">
            <text:p>Beijing, capital of People's Republic of China; Peking; PRC government</text:p>
          </table:table-cell>
        </table:table-row>
        <table:table-row table:style-name="ro9">
          <table:table-cell office:value-type="string">
            <text:p>1-6</text:p>
          </table:table-cell>
          <table:table-cell office:value-type="string">
            <text:p>本</text:p>
          </table:table-cell>
          <table:table-cell office:value-type="string">
            <text:p>ben3</text:p>
          </table:table-cell>
          <table:table-cell office:value-type="string">
            <text:p>roots or stems of plants; origin; source; this; the current; root; foundation; basis; classifier for books, periodicals, files etc; originally</text:p>
          </table:table-cell>
        </table:table-row>
        <table:table-row table:style-name="ro10">
          <table:table-cell office:value-type="string">
            <text:p>2-12</text:p>
          </table:table-cell>
          <table:table-cell office:value-type="string">
            <text:p>比</text:p>
          </table:table-cell>
          <table:table-cell office:value-type="string">
            <text:p>bi3</text:p>
          </table:table-cell>
          <table:table-cell office:value-type="string">
            <text:p>(particle used for comparison and "-er than"); to compare; to contrast; to gesture (with hands); ratio</text:p>
          </table:table-cell>
        </table:table-row>
        <table:table-row table:style-name="ro11">
          <table:table-cell office:value-type="string">
            <text:p>2-13</text:p>
          </table:table-cell>
          <table:table-cell office:value-type="string">
            <text:p>别</text:p>
          </table:table-cell>
          <table:table-cell office:value-type="string">
            <text:p>bie2</text:p>
          </table:table-cell>
          <table:table-cell office:value-type="string">
            <text:p>to leave; to depart; to separate; to distinguish; to classify; other; another; do not; must not; to pin</text:p>
          </table:table-cell>
        </table:table-row>
        <table:table-row table:style-name="ro3">
          <table:table-cell office:value-type="string">
            <text:p>1-7</text:p>
          </table:table-cell>
          <table:table-cell office:value-type="string">
            <text:p>不客气</text:p>
          </table:table-cell>
          <table:table-cell office:value-type="string">
            <text:p>bu4 ke4 qi5</text:p>
          </table:table-cell>
          <table:table-cell office:value-type="string">
            <text:p>you're welcome; impolite; rude; blunt; don't mention it</text:p>
          </table:table-cell>
        </table:table-row>
        <table:table-row table:style-name="ro12">
          <table:table-cell office:value-type="string">
            <text:p>1-8</text:p>
          </table:table-cell>
          <table:table-cell office:value-type="string">
            <text:p>不</text:p>
          </table:table-cell>
          <table:table-cell office:value-type="string">
            <text:p>bu4</text:p>
          </table:table-cell>
          <table:table-cell office:value-type="string">
            <text:p>(negative prefix); not; no</text:p>
          </table:table-cell>
        </table:table-row>
        <table:table-row table:style-name="ro13">
          <table:table-cell office:value-type="string">
            <text:p>1-9</text:p>
          </table:table-cell>
          <table:table-cell office:value-type="string">
            <text:p>菜</text:p>
          </table:table-cell>
          <table:table-cell office:value-type="string">
            <text:p>cai4</text:p>
          </table:table-cell>
          <table:table-cell office:value-type="string">
            <text:p>dish (type of food); vegetables; vegetable; cuisine; CL:盤|盘[pan2],道[dao4]</text:p>
          </table:table-cell>
        </table:table-row>
        <table:table-row table:style-name="ro1">
          <table:table-cell office:value-type="string">
            <text:p>1-10</text:p>
          </table:table-cell>
          <table:table-cell office:value-type="string">
            <text:p>茶</text:p>
          </table:table-cell>
          <table:table-cell office:value-type="string">
            <text:p>cha2</text:p>
          </table:table-cell>
          <table:table-cell office:value-type="string">
            <text:p>tea; tea plant; CL:杯[bei1],壺|壶[hu2]</text:p>
          </table:table-cell>
        </table:table-row>
        <table:table-row table:style-name="ro5">
          <table:table-cell office:value-type="string">
            <text:p>2-18</text:p>
          </table:table-cell>
          <table:table-cell office:value-type="string">
            <text:p>长</text:p>
          </table:table-cell>
          <table:table-cell office:value-type="string">
            <text:p>chang2</text:p>
          </table:table-cell>
          <table:table-cell office:value-type="string">
            <text:p>length; long; forever; always; constantly</text:p>
          </table:table-cell>
        </table:table-row>
        <table:table-row table:style-name="ro14">
          <table:table-cell office:value-type="string">
            <text:p>2-19</text:p>
          </table:table-cell>
          <table:table-cell office:value-type="string">
            <text:p>唱歌</text:p>
          </table:table-cell>
          <table:table-cell office:value-type="string">
            <text:p>chang4 ge1</text:p>
          </table:table-cell>
          <table:table-cell office:value-type="string">
            <text:p>to sing a song</text:p>
          </table:table-cell>
        </table:table-row>
        <table:table-row table:style-name="ro15">
          <table:table-cell office:value-type="string">
            <text:p>1-11</text:p>
          </table:table-cell>
          <table:table-cell office:value-type="string">
            <text:p>吃</text:p>
          </table:table-cell>
          <table:table-cell office:value-type="string">
            <text:p>chi1</text:p>
          </table:table-cell>
          <table:table-cell office:value-type="string">
            <text:p>to eat; to have one's meal; to eradicate; to destroy; to absorb; to suffer; to exhaust</text:p>
          </table:table-cell>
        </table:table-row>
        <table:table-row table:style-name="ro16">
          <table:table-cell office:value-type="string">
            <text:p>2-21</text:p>
          </table:table-cell>
          <table:table-cell office:value-type="string">
            <text:p>出</text:p>
          </table:table-cell>
          <table:table-cell office:value-type="string">
            <text:p>chu1</text:p>
          </table:table-cell>
          <table:table-cell office:value-type="string">
            <text:p>to go out; to come out; to occur; to produce; to go beyond; to rise; to put forth; to happen; classifier for dramas, plays, operas etc</text:p>
          </table:table-cell>
        </table:table-row>
        <table:table-row table:style-name="ro2">
          <table:table-cell office:value-type="string">
            <text:p>1-12</text:p>
          </table:table-cell>
          <table:table-cell office:value-type="string">
            <text:p>出租车</text:p>
          </table:table-cell>
          <table:table-cell office:value-type="string">
            <text:p>chu1 zu1 che1</text:p>
          </table:table-cell>
          <table:table-cell office:value-type="string">
            <text:p>taxi</text:p>
          </table:table-cell>
        </table:table-row>
        <table:table-row table:style-name="ro17">
          <table:table-cell office:value-type="string">
            <text:p>2-23</text:p>
          </table:table-cell>
          <table:table-cell office:value-type="string">
            <text:p>穿</text:p>
          </table:table-cell>
          <table:table-cell office:value-type="string">
            <text:p>chuan1</text:p>
          </table:table-cell>
          <table:table-cell office:value-type="string">
            <text:p>to bore through; pierce; perforate; penetrate; pass through; to dress; to wear; to put on; to thread</text:p>
          </table:table-cell>
        </table:table-row>
        <table:table-row table:style-name="ro3">
          <table:table-cell office:value-type="string">
            <text:p>2-24</text:p>
          </table:table-cell>
          <table:table-cell office:value-type="string">
            <text:p>船</text:p>
          </table:table-cell>
          <table:table-cell office:value-type="string">
            <text:p>chuan2</text:p>
          </table:table-cell>
          <table:table-cell office:value-type="string">
            <text:p>a boat; vessel; ship; CL:條|条[tiao2],艘[sou1],隻|只[zhi1]</text:p>
          </table:table-cell>
        </table:table-row>
        <table:table-row table:style-name="ro18">
          <table:table-cell office:value-type="string">
            <text:p>2-25</text:p>
          </table:table-cell>
          <table:table-cell office:value-type="string">
            <text:p>次</text:p>
          </table:table-cell>
          <table:table-cell office:value-type="string">
            <text:p>ci4</text:p>
          </table:table-cell>
          <table:table-cell office:value-type="string">
            <text:p>next in sequence; second; the second (day, time etc); secondary; vice-; sub-; infra-; inferior quality; substandard; order; sequence; hypo- (chemistry); classifier for enumerated events: time</text:p>
          </table:table-cell>
        </table:table-row>
        <table:table-row table:style-name="ro19">
          <table:table-cell office:value-type="string">
            <text:p>2-26</text:p>
          </table:table-cell>
          <table:table-cell office:value-type="string">
            <text:p>从</text:p>
          </table:table-cell>
          <table:table-cell office:value-type="string">
            <text:p>cong2</text:p>
          </table:table-cell>
          <table:table-cell office:value-type="string">
            <text:p>from; via; passing through; through (a gap); past; ever (followed by negative, meaning never); (formerly pr. zong4 and related to 縱|纵) to follow; to comply with; to obey; to join; to engage in; adopting some mode of action or attitude; follower; retainer; accessory; accomplice; related by common paternal grandfather or earlier ancestor; surname Cong</text:p>
          </table:table-cell>
        </table:table-row>
        <table:table-row table:style-name="ro8">
          <table:table-cell office:value-type="string">
            <text:p>2-27</text:p>
          </table:table-cell>
          <table:table-cell office:value-type="string">
            <text:p>错</text:p>
          </table:table-cell>
          <table:table-cell office:value-type="string">
            <text:p>cuo4</text:p>
          </table:table-cell>
          <table:table-cell office:value-type="string">
            <text:p>mistake; error; blunder; fault; cross; uneven; wrong; CL:個|个[ge4]</text:p>
          </table:table-cell>
        </table:table-row>
        <table:table-row table:style-name="ro12">
          <table:table-cell office:value-type="string">
            <text:p>1-13</text:p>
          </table:table-cell>
          <table:table-cell office:value-type="string">
            <text:p>打电话</text:p>
          </table:table-cell>
          <table:table-cell office:value-type="string">
            <text:p>da3 dian4 hua4</text:p>
          </table:table-cell>
          <table:table-cell office:value-type="string">
            <text:p>to make a telephone call</text:p>
          </table:table-cell>
        </table:table-row>
        <table:table-row table:style-name="ro12">
          <table:table-cell office:value-type="string">
            <text:p>2-29</text:p>
          </table:table-cell>
          <table:table-cell office:value-type="string">
            <text:p>打篮球</text:p>
          </table:table-cell>
          <table:table-cell office:value-type="string">
            <text:p>da3 lan2 qiu2</text:p>
          </table:table-cell>
          <table:table-cell office:value-type="string">
            <text:p>play basketball</text:p>
          </table:table-cell>
        </table:table-row>
        <table:table-row table:style-name="ro8">
          <table:table-cell office:value-type="string">
            <text:p>1-14</text:p>
          </table:table-cell>
          <table:table-cell office:value-type="string">
            <text:p>大</text:p>
          </table:table-cell>
          <table:table-cell office:value-type="string">
            <text:p>da4</text:p>
          </table:table-cell>
          <table:table-cell office:value-type="string">
            <text:p>big; huge; large; major; great; wide; deep; oldest; eldest</text:p>
          </table:table-cell>
        </table:table-row>
        <table:table-row table:style-name="ro14">
          <table:table-cell office:value-type="string">
            <text:p>2-31</text:p>
          </table:table-cell>
          <table:table-cell office:value-type="string">
            <text:p>大家</text:p>
          </table:table-cell>
          <table:table-cell office:value-type="string">
            <text:p>da4 jia1</text:p>
          </table:table-cell>
          <table:table-cell office:value-type="string">
            <text:p>authority; everyone</text:p>
          </table:table-cell>
        </table:table-row>
        <table:table-row table:style-name="ro14">
          <table:table-cell office:value-type="string">
            <text:p>2-32</text:p>
          </table:table-cell>
          <table:table-cell office:value-type="string">
            <text:p>但是</text:p>
          </table:table-cell>
          <table:table-cell office:value-type="string">
            <text:p>dan4 shi4</text:p>
          </table:table-cell>
          <table:table-cell office:value-type="string">
            <text:p>but; however</text:p>
          </table:table-cell>
        </table:table-row>
        <table:table-row table:style-name="ro5">
          <table:table-cell office:value-type="string">
            <text:p>2-33</text:p>
          </table:table-cell>
          <table:table-cell office:value-type="string">
            <text:p>到</text:p>
          </table:table-cell>
          <table:table-cell office:value-type="string">
            <text:p>dao4</text:p>
          </table:table-cell>
          <table:table-cell office:value-type="string">
            <text:p>to (a place); until (a time); up to; to go; to arrive</text:p>
          </table:table-cell>
        </table:table-row>
        <table:table-row table:style-name="ro20">
          <table:table-cell office:value-type="string">
            <text:p>1-15</text:p>
          </table:table-cell>
          <table:table-cell office:value-type="string">
            <text:p>的</text:p>
          </table:table-cell>
          <table:table-cell office:value-type="string">
            <text:p>de5</text:p>
          </table:table-cell>
          <table:table-cell office:value-type="string">
            <text:p>of; structural particle: used before a noun, linking it to preceding possessive or descriptive attributive</text:p>
          </table:table-cell>
        </table:table-row>
        <table:table-row table:style-name="ro16">
          <table:table-cell office:value-type="string">
            <text:p>2-35</text:p>
          </table:table-cell>
          <table:table-cell office:value-type="string">
            <text:p>得</text:p>
          </table:table-cell>
          <table:table-cell office:value-type="string">
            <text:p>de5</text:p>
          </table:table-cell>
          <table:table-cell office:value-type="string">
            <text:p>structural particle: used after a verb (or adjective as main verb), linking it to following phrase indicating effect, degree, possibility etc</text:p>
          </table:table-cell>
        </table:table-row>
        <table:table-row table:style-name="ro16">
          <table:table-cell office:value-type="string">
            <text:p>2-36</text:p>
          </table:table-cell>
          <table:table-cell office:value-type="string">
            <text:p>等</text:p>
          </table:table-cell>
          <table:table-cell office:value-type="string">
            <text:p>deng3</text:p>
          </table:table-cell>
          <table:table-cell office:value-type="string">
            <text:p>class; rank; grade; equal to; same as; to wait for; to await; et cetera; and so on; et al. (and other authors); after; as soon as; once</text:p>
          </table:table-cell>
        </table:table-row>
        <table:table-row table:style-name="ro1">
          <table:table-cell office:value-type="string">
            <text:p>2-37</text:p>
          </table:table-cell>
          <table:table-cell office:value-type="string">
            <text:p>弟弟</text:p>
          </table:table-cell>
          <table:table-cell office:value-type="string">
            <text:p>di4 di5</text:p>
          </table:table-cell>
          <table:table-cell office:value-type="string">
            <text:p>younger brother; CL:個|个[ge4],位[wei4]</text:p>
          </table:table-cell>
        </table:table-row>
        <table:table-row table:style-name="ro12">
          <table:table-cell office:value-type="string">
            <text:p>2-38</text:p>
          </table:table-cell>
          <table:table-cell office:value-type="string">
            <text:p>第一</text:p>
          </table:table-cell>
          <table:table-cell office:value-type="string">
            <text:p>di4 yi1</text:p>
          </table:table-cell>
          <table:table-cell office:value-type="string">
            <text:p>first; number one</text:p>
          </table:table-cell>
        </table:table-row>
        <table:table-row table:style-name="ro21">
          <table:table-cell office:value-type="string">
            <text:p>1-16</text:p>
          </table:table-cell>
          <table:table-cell office:value-type="string">
            <text:p>点</text:p>
          </table:table-cell>
          <table:table-cell office:value-type="string">
            <text:p>dian3</text:p>
          </table:table-cell>
          <table:table-cell office:value-type="string">
            <text:p>drop (of liquid); stain; spot; speck; jot; dot stroke (in Chinese characters); decimal point; point; mark (of degree or level); a place (with certain characteristics); iron bell; o’clock; a little; a bit; some; (point) unit of measurement for type; to touch on briefly; to make clear; to light; to ignite; to kindle; period of time at night (24 minutes) (old); a drip; to dibble; classifier for small indeterminate quantities</text:p>
          </table:table-cell>
        </table:table-row>
        <table:table-row table:style-name="ro12">
          <table:table-cell office:value-type="string">
            <text:p>1-17</text:p>
          </table:table-cell>
          <table:table-cell office:value-type="string">
            <text:p>电脑</text:p>
          </table:table-cell>
          <table:table-cell office:value-type="string">
            <text:p>dian4 nao3</text:p>
          </table:table-cell>
          <table:table-cell office:value-type="string">
            <text:p>computer; CL:臺|台[tai2]</text:p>
          </table:table-cell>
        </table:table-row>
        <table:table-row table:style-name="ro1">
          <table:table-cell office:value-type="string">
            <text:p>1-18</text:p>
          </table:table-cell>
          <table:table-cell office:value-type="string">
            <text:p>电视</text:p>
          </table:table-cell>
          <table:table-cell office:value-type="string">
            <text:p>dian4 shi4</text:p>
          </table:table-cell>
          <table:table-cell office:value-type="string">
            <text:p>television; TV; CL:臺|台[tai2],個|个[ge4]</text:p>
          </table:table-cell>
        </table:table-row>
        <table:table-row table:style-name="ro7">
          <table:table-cell office:value-type="string">
            <text:p>1-19</text:p>
          </table:table-cell>
          <table:table-cell office:value-type="string">
            <text:p>电影</text:p>
          </table:table-cell>
          <table:table-cell office:value-type="string">
            <text:p>dian4 ying3</text:p>
          </table:table-cell>
          <table:table-cell office:value-type="string">
            <text:p>movie; film; CL:部[bu4],片[pian4],幕[mu4],場|场[chang3]</text:p>
          </table:table-cell>
        </table:table-row>
        <table:table-row table:style-name="ro5">
          <table:table-cell office:value-type="string">
            <text:p>1-20</text:p>
          </table:table-cell>
          <table:table-cell office:value-type="string">
            <text:p>东西</text:p>
          </table:table-cell>
          <table:table-cell office:value-type="string">
            <text:p>dong1 xi5</text:p>
          </table:table-cell>
          <table:table-cell office:value-type="string">
            <text:p>thing; stuff; person; CL:個|个[ge4],件[jian4]</text:p>
          </table:table-cell>
        </table:table-row>
        <table:table-row table:style-name="ro6">
          <table:table-cell office:value-type="string">
            <text:p>2-44</text:p>
          </table:table-cell>
          <table:table-cell office:value-type="string">
            <text:p>懂</text:p>
          </table:table-cell>
          <table:table-cell office:value-type="string">
            <text:p>dong3</text:p>
          </table:table-cell>
          <table:table-cell office:value-type="string">
            <text:p>to understand; to know</text:p>
          </table:table-cell>
        </table:table-row>
        <table:table-row table:style-name="ro5">
          <table:table-cell office:value-type="string">
            <text:p>1-21</text:p>
          </table:table-cell>
          <table:table-cell office:value-type="string">
            <text:p>都</text:p>
          </table:table-cell>
          <table:table-cell office:value-type="string">
            <text:p>dou1</text:p>
          </table:table-cell>
          <table:table-cell office:value-type="string">
            <text:p>all, both; entirely (due to) each; even; already</text:p>
          </table:table-cell>
        </table:table-row>
        <table:table-row table:style-name="ro13">
          <table:table-cell office:value-type="string">
            <text:p>1-22</text:p>
          </table:table-cell>
          <table:table-cell office:value-type="string">
            <text:p>读</text:p>
          </table:table-cell>
          <table:table-cell office:value-type="string">
            <text:p>du2</text:p>
          </table:table-cell>
          <table:table-cell office:value-type="string">
            <text:p>to read; to study; reading of word (i.e. pronunciation), similar to 拼音[pin1 yin1]</text:p>
          </table:table-cell>
        </table:table-row>
        <table:table-row table:style-name="ro16">
          <table:table-cell office:value-type="string">
            <text:p>2-47</text:p>
          </table:table-cell>
          <table:table-cell office:value-type="string">
            <text:p>对</text:p>
          </table:table-cell>
          <table:table-cell office:value-type="string">
            <text:p>dui4</text:p>
          </table:table-cell>
          <table:table-cell office:value-type="string">
            <text:p>couple; pair; to be opposite; to oppose; to face; versus; for; to; correct (answer); to answer; to reply; to direct (towards sth); right</text:p>
          </table:table-cell>
        </table:table-row>
        <table:table-row table:style-name="ro15">
          <table:table-cell office:value-type="string">
            <text:p>1-23</text:p>
          </table:table-cell>
          <table:table-cell office:value-type="string">
            <text:p>对不起</text:p>
          </table:table-cell>
          <table:table-cell office:value-type="string">
            <text:p>dui4 bu5 qi3</text:p>
          </table:table-cell>
          <table:table-cell office:value-type="string">
            <text:p>unworthy; to let down; I'm sorry; excuse me; pardon me; if you please; sorry? (please repeat)</text:p>
          </table:table-cell>
        </table:table-row>
        <table:table-row table:style-name="ro1">
          <table:table-cell office:value-type="string">
            <text:p>1-24</text:p>
          </table:table-cell>
          <table:table-cell office:value-type="string">
            <text:p>多</text:p>
          </table:table-cell>
          <table:table-cell office:value-type="string">
            <text:p>duo1</text:p>
          </table:table-cell>
          <table:table-cell office:value-type="string">
            <text:p>many; much; a lot of; numerous; multi-</text:p>
          </table:table-cell>
        </table:table-row>
        <table:table-row table:style-name="ro6">
          <table:table-cell office:value-type="string">
            <text:p>1-25</text:p>
          </table:table-cell>
          <table:table-cell office:value-type="string">
            <text:p>多少</text:p>
          </table:table-cell>
          <table:table-cell office:value-type="string">
            <text:p>duo1 shao3</text:p>
          </table:table-cell>
          <table:table-cell office:value-type="string">
            <text:p>number; amount; somewhat</text:p>
          </table:table-cell>
        </table:table-row>
        <table:table-row table:style-name="ro2">
          <table:table-cell office:value-type="string">
            <text:p>1-26</text:p>
          </table:table-cell>
          <table:table-cell office:value-type="string">
            <text:p>儿子</text:p>
          </table:table-cell>
          <table:table-cell office:value-type="string">
            <text:p>er2 zi5</text:p>
          </table:table-cell>
          <table:table-cell office:value-type="string">
            <text:p>son</text:p>
          </table:table-cell>
        </table:table-row>
        <table:table-row table:style-name="ro6">
          <table:table-cell office:value-type="string">
            <text:p>1-27</text:p>
          </table:table-cell>
          <table:table-cell office:value-type="string">
            <text:p>二</text:p>
          </table:table-cell>
          <table:table-cell office:value-type="string">
            <text:p>er4</text:p>
          </table:table-cell>
          <table:table-cell office:value-type="string">
            <text:p>two; 2; stupid (Beijing dialect)</text:p>
          </table:table-cell>
        </table:table-row>
        <table:table-row table:style-name="ro12">
          <table:table-cell office:value-type="string">
            <text:p>1-28</text:p>
          </table:table-cell>
          <table:table-cell office:value-type="string">
            <text:p>饭馆</text:p>
          </table:table-cell>
          <table:table-cell office:value-type="string">
            <text:p>fan4 guan3</text:p>
          </table:table-cell>
          <table:table-cell office:value-type="string">
            <text:p>restaurant; CL:家[jia1]</text:p>
          </table:table-cell>
        </table:table-row>
        <table:table-row table:style-name="ro12">
          <table:table-cell office:value-type="string">
            <text:p>2-54</text:p>
          </table:table-cell>
          <table:table-cell office:value-type="string">
            <text:p>房间</text:p>
          </table:table-cell>
          <table:table-cell office:value-type="string">
            <text:p>fang2 jian1</text:p>
          </table:table-cell>
          <table:table-cell office:value-type="string">
            <text:p>room; CL:間|间[jian1]</text:p>
          </table:table-cell>
        </table:table-row>
        <table:table-row table:style-name="ro7">
          <table:table-cell office:value-type="string">
            <text:p>2-55</text:p>
          </table:table-cell>
          <table:table-cell office:value-type="string">
            <text:p>非常</text:p>
          </table:table-cell>
          <table:table-cell office:value-type="string">
            <text:p>fei1 chang2</text:p>
          </table:table-cell>
          <table:table-cell office:value-type="string">
            <text:p>unusual; extraordinary; extreme; very; exceptional</text:p>
          </table:table-cell>
        </table:table-row>
        <table:table-row table:style-name="ro12">
          <table:table-cell office:value-type="string">
            <text:p>1-29</text:p>
          </table:table-cell>
          <table:table-cell office:value-type="string">
            <text:p>飞机</text:p>
          </table:table-cell>
          <table:table-cell office:value-type="string">
            <text:p>fei1 ji1</text:p>
          </table:table-cell>
          <table:table-cell office:value-type="string">
            <text:p>airplane; CL: 架[jia4]</text:p>
          </table:table-cell>
        </table:table-row>
        <table:table-row table:style-name="ro2">
          <table:table-cell office:value-type="string">
            <text:p>1-30</text:p>
          </table:table-cell>
          <table:table-cell office:value-type="string">
            <text:p>分钟</text:p>
          </table:table-cell>
          <table:table-cell office:value-type="string">
            <text:p>fen1 zhong1</text:p>
          </table:table-cell>
          <table:table-cell office:value-type="string">
            <text:p>minute</text:p>
          </table:table-cell>
        </table:table-row>
        <table:table-row table:style-name="ro8">
          <table:table-cell office:value-type="string">
            <text:p>2-58</text:p>
          </table:table-cell>
          <table:table-cell office:value-type="string">
            <text:p>服务员</text:p>
          </table:table-cell>
          <table:table-cell office:value-type="string">
            <text:p>fu2 wu4 yuan2</text:p>
          </table:table-cell>
          <table:table-cell office:value-type="string">
            <text:p>waiter; waitress; attendant; customer service personnel; CL:個|个[ge4]</text:p>
          </table:table-cell>
        </table:table-row>
        <table:table-row table:style-name="ro8">
          <table:table-cell office:value-type="string">
            <text:p>2-59</text:p>
          </table:table-cell>
          <table:table-cell office:value-type="string">
            <text:p>高</text:p>
          </table:table-cell>
          <table:table-cell office:value-type="string">
            <text:p>gao1</text:p>
          </table:table-cell>
          <table:table-cell office:value-type="string">
            <text:p>high; tall; above average; loud; your (honorific); surname Gao</text:p>
          </table:table-cell>
        </table:table-row>
        <table:table-row table:style-name="ro7">
          <table:table-cell office:value-type="string">
            <text:p>1-31</text:p>
          </table:table-cell>
          <table:table-cell office:value-type="string">
            <text:p>高兴</text:p>
          </table:table-cell>
          <table:table-cell office:value-type="string">
            <text:p>gao1 xing4</text:p>
          </table:table-cell>
          <table:table-cell office:value-type="string">
            <text:p>happy; glad; willing (to do sth); in a cheerful mood</text:p>
          </table:table-cell>
        </table:table-row>
        <table:table-row table:style-name="ro12">
          <table:table-cell office:value-type="string">
            <text:p>2-61</text:p>
          </table:table-cell>
          <table:table-cell office:value-type="string">
            <text:p>告诉</text:p>
          </table:table-cell>
          <table:table-cell office:value-type="string">
            <text:p>gao4 su5</text:p>
          </table:table-cell>
          <table:table-cell office:value-type="string">
            <text:p>to tell; to inform; to let know</text:p>
          </table:table-cell>
        </table:table-row>
        <table:table-row table:style-name="ro1">
          <table:table-cell office:value-type="string">
            <text:p>2-62</text:p>
          </table:table-cell>
          <table:table-cell office:value-type="string">
            <text:p>哥哥</text:p>
          </table:table-cell>
          <table:table-cell office:value-type="string">
            <text:p>ge1 ge5</text:p>
          </table:table-cell>
          <table:table-cell office:value-type="string">
            <text:p>older brother; CL:個|个[ge4],位[wei4]</text:p>
          </table:table-cell>
        </table:table-row>
        <table:table-row table:style-name="ro7">
          <table:table-cell office:value-type="string">
            <text:p>1-32</text:p>
          </table:table-cell>
          <table:table-cell office:value-type="string">
            <text:p>个</text:p>
          </table:table-cell>
          <table:table-cell office:value-type="string">
            <text:p>ge4</text:p>
          </table:table-cell>
          <table:table-cell office:value-type="string">
            <text:p>individual; this; that; size; classifier for people or objects in general</text:p>
          </table:table-cell>
        </table:table-row>
        <table:table-row table:style-name="ro13">
          <table:table-cell office:value-type="string">
            <text:p>2-64</text:p>
          </table:table-cell>
          <table:table-cell office:value-type="string">
            <text:p>给</text:p>
          </table:table-cell>
          <table:table-cell office:value-type="string">
            <text:p>gei3</text:p>
          </table:table-cell>
          <table:table-cell office:value-type="string">
            <text:p>to; for; for the benefit of; to give; to allow; to do sth (for sb); (passive particle)</text:p>
          </table:table-cell>
        </table:table-row>
        <table:table-row table:style-name="ro6">
          <table:table-cell office:value-type="string">
            <text:p>2-65</text:p>
          </table:table-cell>
          <table:table-cell office:value-type="string">
            <text:p>公共汽车</text:p>
          </table:table-cell>
          <table:table-cell office:value-type="string">
            <text:p>gong1 gong4 qi4 che1</text:p>
          </table:table-cell>
          <table:table-cell office:value-type="string">
            <text:p>bus; CL:輛|辆[liang4],班[ban1]</text:p>
          </table:table-cell>
        </table:table-row>
        <table:table-row table:style-name="ro14">
          <table:table-cell office:value-type="string">
            <text:p>2-66</text:p>
          </table:table-cell>
          <table:table-cell office:value-type="string">
            <text:p>公斤</text:p>
          </table:table-cell>
          <table:table-cell office:value-type="string">
            <text:p>gong1 jin1</text:p>
          </table:table-cell>
          <table:table-cell office:value-type="string">
            <text:p>kilogram (kg)</text:p>
          </table:table-cell>
        </table:table-row>
        <table:table-row table:style-name="ro13">
          <table:table-cell office:value-type="string">
            <text:p>2-67</text:p>
          </table:table-cell>
          <table:table-cell office:value-type="string">
            <text:p>公司</text:p>
          </table:table-cell>
          <table:table-cell office:value-type="string">
            <text:p>gong1 si1</text:p>
          </table:table-cell>
          <table:table-cell office:value-type="string">
            <text:p>(business) company; company; firm; corporation; incorporated; CL:家[jia1]</text:p>
          </table:table-cell>
        </table:table-row>
        <table:table-row table:style-name="ro3">
          <table:table-cell office:value-type="string">
            <text:p>1-33</text:p>
          </table:table-cell>
          <table:table-cell office:value-type="string">
            <text:p>工作</text:p>
          </table:table-cell>
          <table:table-cell office:value-type="string">
            <text:p>gong1 zuo4</text:p>
          </table:table-cell>
          <table:table-cell office:value-type="string">
            <text:p>job; work; construction; task; CL:個|个[ge4],份[fen4],項|项[xiang4]</text:p>
          </table:table-cell>
        </table:table-row>
        <table:table-row table:style-name="ro1">
          <table:table-cell office:value-type="string">
            <text:p>1-34</text:p>
          </table:table-cell>
          <table:table-cell office:value-type="string">
            <text:p>狗</text:p>
          </table:table-cell>
          <table:table-cell office:value-type="string">
            <text:p>gou3</text:p>
          </table:table-cell>
          <table:table-cell office:value-type="string">
            <text:p>dog; CL:隻|只[zhi1],條|条[tiao2]</text:p>
          </table:table-cell>
        </table:table-row>
        <table:table-row table:style-name="ro1">
          <table:table-cell office:value-type="string">
            <text:p>2-70</text:p>
          </table:table-cell>
          <table:table-cell office:value-type="string">
            <text:p>贵</text:p>
          </table:table-cell>
          <table:table-cell office:value-type="string">
            <text:p>gui4</text:p>
          </table:table-cell>
          <table:table-cell office:value-type="string">
            <text:p>expensive; noble; your (name); precious</text:p>
          </table:table-cell>
        </table:table-row>
        <table:table-row table:style-name="ro22">
          <table:table-cell office:value-type="string">
            <text:p>2-71</text:p>
          </table:table-cell>
          <table:table-cell office:value-type="string">
            <text:p>过</text:p>
          </table:table-cell>
          <table:table-cell office:value-type="string">
            <text:p>guo4</text:p>
          </table:table-cell>
          <table:table-cell office:value-type="string">
            <text:p>(experienced action marker); to cross; to go over; to pass (time); to celebrate (a holiday); to live; to get along; excessively; too-; surname Guo</text:p>
          </table:table-cell>
        </table:table-row>
        <table:table-row table:style-name="ro11">
          <table:table-cell office:value-type="string">
            <text:p>2-72</text:p>
          </table:table-cell>
          <table:table-cell office:value-type="string">
            <text:p>还</text:p>
          </table:table-cell>
          <table:table-cell office:value-type="string">
            <text:p>hai2</text:p>
          </table:table-cell>
          <table:table-cell office:value-type="string">
            <text:p>still; still in progress; still more; yet; even more; in addition; fairly; passably (good); as early as; even; also; else</text:p>
          </table:table-cell>
        </table:table-row>
        <table:table-row table:style-name="ro2">
          <table:table-cell office:value-type="string">
            <text:p>2-73</text:p>
          </table:table-cell>
          <table:table-cell office:value-type="string">
            <text:p>孩子</text:p>
          </table:table-cell>
          <table:table-cell office:value-type="string">
            <text:p>hai2 zi5</text:p>
          </table:table-cell>
          <table:table-cell office:value-type="string">
            <text:p>child</text:p>
          </table:table-cell>
        </table:table-row>
        <table:table-row table:style-name="ro6">
          <table:table-cell office:value-type="string">
            <text:p>1-35</text:p>
          </table:table-cell>
          <table:table-cell office:value-type="string">
            <text:p>汉语</text:p>
          </table:table-cell>
          <table:table-cell office:value-type="string">
            <text:p>Han4 yu3</text:p>
          </table:table-cell>
          <table:table-cell office:value-type="string">
            <text:p>Chinese language; CL:門|门[men2]</text:p>
          </table:table-cell>
        </table:table-row>
        <table:table-row table:style-name="ro15">
          <table:table-cell office:value-type="string">
            <text:p>1-36</text:p>
          </table:table-cell>
          <table:table-cell office:value-type="string">
            <text:p>好</text:p>
          </table:table-cell>
          <table:table-cell office:value-type="string">
            <text:p>hao3</text:p>
          </table:table-cell>
          <table:table-cell office:value-type="string">
            <text:p>good; well; proper; good to; easy to; very; so; (suffix indicating completion or readiness)</text:p>
          </table:table-cell>
        </table:table-row>
        <table:table-row table:style-name="ro14">
          <table:table-cell office:value-type="string">
            <text:p>2-76</text:p>
          </table:table-cell>
          <table:table-cell office:value-type="string">
            <text:p>好吃</text:p>
          </table:table-cell>
          <table:table-cell office:value-type="string">
            <text:p>hao3 chi1</text:p>
          </table:table-cell>
          <table:table-cell office:value-type="string">
            <text:p>tasty; delicious</text:p>
          </table:table-cell>
        </table:table-row>
        <table:table-row table:style-name="ro8">
          <table:table-cell office:value-type="string">
            <text:p>2-77</text:p>
          </table:table-cell>
          <table:table-cell office:value-type="string">
            <text:p>号</text:p>
          </table:table-cell>
          <table:table-cell office:value-type="string">
            <text:p>hao4</text:p>
          </table:table-cell>
          <table:table-cell office:value-type="string">
            <text:p>day of a month; (suffix used after) name of a ship; (ordinal) number</text:p>
          </table:table-cell>
        </table:table-row>
        <table:table-row table:style-name="ro7">
          <table:table-cell office:value-type="string">
            <text:p>1-37</text:p>
          </table:table-cell>
          <table:table-cell office:value-type="string">
            <text:p>喝</text:p>
          </table:table-cell>
          <table:table-cell office:value-type="string">
            <text:p>he1</text:p>
          </table:table-cell>
          <table:table-cell office:value-type="string">
            <text:p>to drink; to shout (a command); My goodness!</text:p>
          </table:table-cell>
        </table:table-row>
        <table:table-row table:style-name="ro10">
          <table:table-cell office:value-type="string">
            <text:p>1-38</text:p>
          </table:table-cell>
          <table:table-cell office:value-type="string">
            <text:p>和</text:p>
          </table:table-cell>
          <table:table-cell office:value-type="string">
            <text:p>he2</text:p>
          </table:table-cell>
          <table:table-cell office:value-type="string">
            <text:p>and; together with; with; sum; union; peace; harmony; surname He; Japanese related; Taiwan pr. <text:s/>han4</text:p>
          </table:table-cell>
        </table:table-row>
        <table:table-row table:style-name="ro13">
          <table:table-cell office:value-type="string">
            <text:p>2-80</text:p>
          </table:table-cell>
          <table:table-cell office:value-type="string">
            <text:p>黑</text:p>
          </table:table-cell>
          <table:table-cell office:value-type="string">
            <text:p>hei1</text:p>
          </table:table-cell>
          <table:table-cell office:value-type="string">
            <text:p>black; dark; abbr. for Heilongjiang 黑龍江|黑龙江 province in northeast China</text:p>
          </table:table-cell>
        </table:table-row>
        <table:table-row table:style-name="ro5">
          <table:table-cell office:value-type="string">
            <text:p>1-39</text:p>
          </table:table-cell>
          <table:table-cell office:value-type="string">
            <text:p>很</text:p>
          </table:table-cell>
          <table:table-cell office:value-type="string">
            <text:p>hen3</text:p>
          </table:table-cell>
          <table:table-cell office:value-type="string">
            <text:p>(adverb of degree); quite; very; awfully</text:p>
          </table:table-cell>
        </table:table-row>
        <table:table-row table:style-name="ro1">
          <table:table-cell office:value-type="string">
            <text:p>2-82</text:p>
          </table:table-cell>
          <table:table-cell office:value-type="string">
            <text:p>红</text:p>
          </table:table-cell>
          <table:table-cell office:value-type="string">
            <text:p>hong2</text:p>
          </table:table-cell>
          <table:table-cell office:value-type="string">
            <text:p>bonus; popular; red; revolutionary</text:p>
          </table:table-cell>
        </table:table-row>
        <table:table-row table:style-name="ro5">
          <table:table-cell office:value-type="string">
            <text:p>1-40</text:p>
          </table:table-cell>
          <table:table-cell office:value-type="string">
            <text:p>后面</text:p>
          </table:table-cell>
          <table:table-cell office:value-type="string">
            <text:p>hou4 mian5</text:p>
          </table:table-cell>
          <table:table-cell office:value-type="string">
            <text:p>rear; back; behind; later; afterwards</text:p>
          </table:table-cell>
        </table:table-row>
        <table:table-row table:style-name="ro12">
          <table:table-cell office:value-type="string">
            <text:p>2-84</text:p>
          </table:table-cell>
          <table:table-cell office:value-type="string">
            <text:p>欢迎</text:p>
          </table:table-cell>
          <table:table-cell office:value-type="string">
            <text:p>huan1 ying2</text:p>
          </table:table-cell>
          <table:table-cell office:value-type="string">
            <text:p>to welcome; welcome</text:p>
          </table:table-cell>
        </table:table-row>
        <table:table-row table:style-name="ro23">
          <table:table-cell office:value-type="string">
            <text:p>1-41</text:p>
          </table:table-cell>
          <table:table-cell office:value-type="string">
            <text:p>回</text:p>
          </table:table-cell>
          <table:table-cell office:value-type="string">
            <text:p>hui2</text:p>
          </table:table-cell>
          <table:table-cell office:value-type="string">
            <text:p>to circle; to go back; to turn around; to answer; to return; to revolve; Hui ethnic group (Chinese Muslims); time; classifier for acts of a play; section or chapter (of a classic book)</text:p>
          </table:table-cell>
        </table:table-row>
        <table:table-row table:style-name="ro7">
          <table:table-cell office:value-type="string">
            <text:p>2-86</text:p>
          </table:table-cell>
          <table:table-cell office:value-type="string">
            <text:p>回答</text:p>
          </table:table-cell>
          <table:table-cell office:value-type="string">
            <text:p>hui2 da2</text:p>
          </table:table-cell>
          <table:table-cell office:value-type="string">
            <text:p>to reply; to answer; the answer; CL:個|个[ge4]</text:p>
          </table:table-cell>
        </table:table-row>
        <table:table-row table:style-name="ro23">
          <table:table-cell office:value-type="string">
            <text:p>1-42</text:p>
          </table:table-cell>
          <table:table-cell office:value-type="string">
            <text:p>会</text:p>
          </table:table-cell>
          <table:table-cell office:value-type="string">
            <text:p>hui4</text:p>
          </table:table-cell>
          <table:table-cell office:value-type="string">
            <text:p>can; be possible; be able to; will; be likely to; be sure to; to assemble; to meet; to gather; to see; union; group; association; CL:個|个[ge4]; a moment (Taiwan pr. for this sense is hui3)</text:p>
          </table:table-cell>
        </table:table-row>
        <table:table-row table:style-name="ro14">
          <table:table-cell office:value-type="string">
            <text:p>1-43</text:p>
          </table:table-cell>
          <table:table-cell office:value-type="string">
            <text:p>火车站</text:p>
          </table:table-cell>
          <table:table-cell office:value-type="string">
            <text:p>huo3 che1 zhan4</text:p>
          </table:table-cell>
          <table:table-cell office:value-type="string">
            <text:p>train station</text:p>
          </table:table-cell>
        </table:table-row>
        <table:table-row table:style-name="ro5">
          <table:table-cell office:value-type="string">
            <text:p>2-89</text:p>
          </table:table-cell>
          <table:table-cell office:value-type="string">
            <text:p>机场</text:p>
          </table:table-cell>
          <table:table-cell office:value-type="string">
            <text:p>ji1 chang3</text:p>
          </table:table-cell>
          <table:table-cell office:value-type="string">
            <text:p>airport; airfield; CL:家[jia1],處|处[chu4]</text:p>
          </table:table-cell>
        </table:table-row>
        <table:table-row table:style-name="ro7">
          <table:table-cell office:value-type="string">
            <text:p>2-90</text:p>
          </table:table-cell>
          <table:table-cell office:value-type="string">
            <text:p>鸡蛋</text:p>
          </table:table-cell>
          <table:table-cell office:value-type="string">
            <text:p>ji1 dan4</text:p>
          </table:table-cell>
          <table:table-cell office:value-type="string">
            <text:p>(chicken) egg; hen's egg; CL:個|个[ge4],打[da2]</text:p>
          </table:table-cell>
        </table:table-row>
        <table:table-row table:style-name="ro5">
          <table:table-cell office:value-type="string">
            <text:p>1-44</text:p>
          </table:table-cell>
          <table:table-cell office:value-type="string">
            <text:p>几</text:p>
          </table:table-cell>
          <table:table-cell office:value-type="string">
            <text:p>ji3</text:p>
          </table:table-cell>
          <table:table-cell office:value-type="string">
            <text:p>how much; how many; several; a few</text:p>
          </table:table-cell>
        </table:table-row>
        <table:table-row table:style-name="ro4">
          <table:table-cell office:value-type="string">
            <text:p>1-45</text:p>
          </table:table-cell>
          <table:table-cell office:value-type="string">
            <text:p>家</text:p>
          </table:table-cell>
          <table:table-cell office:value-type="string">
            <text:p>jia1</text:p>
          </table:table-cell>
          <table:table-cell office:value-type="string">
            <text:p>home; family; classifier for families or businesses; refers to the philosophical schools of pre-Han China; noun suffix for specialists in some activity such as musician or revolutionary, corresponds to English -ist, -er, -ary or -ian; surname Jia; CL:個|个[ge4]</text:p>
          </table:table-cell>
        </table:table-row>
        <table:table-row table:style-name="ro8">
          <table:table-cell office:value-type="string">
            <text:p>2-93</text:p>
          </table:table-cell>
          <table:table-cell office:value-type="string">
            <text:p>件</text:p>
          </table:table-cell>
          <table:table-cell office:value-type="string">
            <text:p>jian4</text:p>
          </table:table-cell>
          <table:table-cell office:value-type="string">
            <text:p>item; component; classifier for events, things, clothes etc</text:p>
          </table:table-cell>
        </table:table-row>
        <table:table-row table:style-name="ro13">
          <table:table-cell office:value-type="string">
            <text:p>1-46</text:p>
          </table:table-cell>
          <table:table-cell office:value-type="string">
            <text:p>叫</text:p>
          </table:table-cell>
          <table:table-cell office:value-type="string">
            <text:p>jiao4</text:p>
          </table:table-cell>
          <table:table-cell office:value-type="string">
            <text:p>to shout; to call; to order; to ask; to be called; by (indicates agent in the passive mood)</text:p>
          </table:table-cell>
        </table:table-row>
        <table:table-row table:style-name="ro12">
          <table:table-cell office:value-type="string">
            <text:p>2-95</text:p>
          </table:table-cell>
          <table:table-cell office:value-type="string">
            <text:p>教室</text:p>
          </table:table-cell>
          <table:table-cell office:value-type="string">
            <text:p>jiao4 shi4</text:p>
          </table:table-cell>
          <table:table-cell office:value-type="string">
            <text:p>classroom; CL:間|间[jian1]</text:p>
          </table:table-cell>
        </table:table-row>
        <table:table-row table:style-name="ro12">
          <table:table-cell office:value-type="string">
            <text:p>2-96</text:p>
          </table:table-cell>
          <table:table-cell office:value-type="string">
            <text:p>姐姐</text:p>
          </table:table-cell>
          <table:table-cell office:value-type="string">
            <text:p>jie3 jie5</text:p>
          </table:table-cell>
          <table:table-cell office:value-type="string">
            <text:p>older sister; CL:個|个[ge4]</text:p>
          </table:table-cell>
        </table:table-row>
        <table:table-row table:style-name="ro17">
          <table:table-cell office:value-type="string">
            <text:p>2-97</text:p>
          </table:table-cell>
          <table:table-cell office:value-type="string">
            <text:p>介绍</text:p>
          </table:table-cell>
          <table:table-cell office:value-type="string">
            <text:p>jie4 shao4</text:p>
          </table:table-cell>
          <table:table-cell office:value-type="string">
            <text:p>to present; to introduce; to recommend; to suggest; to let know; to brief</text:p>
          </table:table-cell>
        </table:table-row>
        <table:table-row table:style-name="ro6">
          <table:table-cell office:value-type="string">
            <text:p>1-47</text:p>
          </table:table-cell>
          <table:table-cell office:value-type="string">
            <text:p>今天</text:p>
          </table:table-cell>
          <table:table-cell office:value-type="string">
            <text:p>jin1 tian1</text:p>
          </table:table-cell>
          <table:table-cell office:value-type="string">
            <text:p>today; at the present; now</text:p>
          </table:table-cell>
        </table:table-row>
        <table:table-row table:style-name="ro24">
          <table:table-cell office:value-type="string">
            <text:p>2-99</text:p>
          </table:table-cell>
          <table:table-cell office:value-type="string">
            <text:p>进</text:p>
          </table:table-cell>
          <table:table-cell office:value-type="string">
            <text:p>jin4</text:p>
          </table:table-cell>
          <table:table-cell office:value-type="string">
            <text:p>to advance; to enter; to come (or go) into; to receive or admit; to eat or drink; to submit or present; (used after a verb) into, in; to score a goal</text:p>
          </table:table-cell>
        </table:table-row>
        <table:table-row table:style-name="ro2">
          <table:table-cell office:value-type="string">
            <text:p>2-100</text:p>
          </table:table-cell>
          <table:table-cell office:value-type="string">
            <text:p>近</text:p>
          </table:table-cell>
          <table:table-cell office:value-type="string">
            <text:p>jin4</text:p>
          </table:table-cell>
          <table:table-cell table:style-name="ce2" office:value-type="string">
            <text:p>near; close to; approximately</text:p>
          </table:table-cell>
        </table:table-row>
        <table:table-row table:style-name="ro2">
          <table:table-cell office:value-type="string">
            <text:p>1-48</text:p>
          </table:table-cell>
          <table:table-cell office:value-type="string">
            <text:p>九</text:p>
          </table:table-cell>
          <table:table-cell office:value-type="string">
            <text:p>jiu3</text:p>
          </table:table-cell>
          <table:table-cell office:value-type="string">
            <text:p>nine; 9</text:p>
          </table:table-cell>
        </table:table-row>
        <table:table-row table:style-name="ro25">
          <table:table-cell office:value-type="string">
            <text:p>2-102</text:p>
          </table:table-cell>
          <table:table-cell office:value-type="string">
            <text:p>就</text:p>
          </table:table-cell>
          <table:table-cell office:value-type="string">
            <text:p>jiu4</text:p>
          </table:table-cell>
          <table:table-cell office:value-type="string">
            <text:p>at once; right away; only; just (emphasis); as early as; already; as soon as; then; in that case; as many as; even if; to approach; to move towards; to undertake; to engage in; to suffer; subjected to; to accomplish; to take advantage of; to go with (of foods); with regard to; concerning</text:p>
          </table:table-cell>
        </table:table-row>
        <table:table-row table:style-name="ro14">
          <table:table-cell office:value-type="string">
            <text:p>2-103</text:p>
          </table:table-cell>
          <table:table-cell office:value-type="string">
            <text:p>觉得</text:p>
          </table:table-cell>
          <table:table-cell office:value-type="string">
            <text:p>jue2 de5</text:p>
          </table:table-cell>
          <table:table-cell office:value-type="string">
            <text:p>to think; to feel</text:p>
          </table:table-cell>
        </table:table-row>
        <table:table-row table:style-name="ro12">
          <table:table-cell office:value-type="string">
            <text:p>2-104</text:p>
          </table:table-cell>
          <table:table-cell office:value-type="string">
            <text:p>咖啡</text:p>
          </table:table-cell>
          <table:table-cell office:value-type="string">
            <text:p>ka1 fei1</text:p>
          </table:table-cell>
          <table:table-cell office:value-type="string">
            <text:p>coffee; CL:杯[bei1]</text:p>
          </table:table-cell>
        </table:table-row>
        <table:table-row table:style-name="ro16">
          <table:table-cell office:value-type="string">
            <text:p>1-49</text:p>
          </table:table-cell>
          <table:table-cell office:value-type="string">
            <text:p>开</text:p>
          </table:table-cell>
          <table:table-cell office:value-type="string">
            <text:p>kai1</text:p>
          </table:table-cell>
          <table:table-cell office:value-type="string">
            <text:p>to open; to start; to turn on; to boil; to write out (a medical prescription); to operate (vehicle); abbr. for 開爾文|开尔文 degrees Kelvin</text:p>
          </table:table-cell>
        </table:table-row>
        <table:table-row table:style-name="ro5">
          <table:table-cell office:value-type="string">
            <text:p>2-106</text:p>
          </table:table-cell>
          <table:table-cell office:value-type="string">
            <text:p>开始</text:p>
          </table:table-cell>
          <table:table-cell office:value-type="string">
            <text:p>kai1 shi3</text:p>
          </table:table-cell>
          <table:table-cell office:value-type="string">
            <text:p>to begin; beginning; to start; initial; CL:個|个[ge4]</text:p>
          </table:table-cell>
        </table:table-row>
        <table:table-row table:style-name="ro5">
          <table:table-cell office:value-type="string">
            <text:p>1-50</text:p>
          </table:table-cell>
          <table:table-cell office:value-type="string">
            <text:p>看</text:p>
          </table:table-cell>
          <table:table-cell office:value-type="string">
            <text:p>kan1</text:p>
          </table:table-cell>
          <table:table-cell office:value-type="string">
            <text:p>to look after; to take care of; to watch; to guard</text:p>
          </table:table-cell>
        </table:table-row>
        <table:table-row table:style-name="ro12">
          <table:table-cell office:value-type="string">
            <text:p>1-51</text:p>
          </table:table-cell>
          <table:table-cell office:value-type="string">
            <text:p>看见</text:p>
          </table:table-cell>
          <table:table-cell office:value-type="string">
            <text:p>kan4 jian4</text:p>
          </table:table-cell>
          <table:table-cell office:value-type="string">
            <text:p>to see; to catch sight of</text:p>
          </table:table-cell>
        </table:table-row>
        <table:table-row table:style-name="ro14">
          <table:table-cell office:value-type="string">
            <text:p>2-109</text:p>
          </table:table-cell>
          <table:table-cell office:value-type="string">
            <text:p>考试</text:p>
          </table:table-cell>
          <table:table-cell office:value-type="string">
            <text:p>kao3 shi4</text:p>
          </table:table-cell>
          <table:table-cell office:value-type="string">
            <text:p>exam; CL:次[ci4]</text:p>
          </table:table-cell>
        </table:table-row>
        <table:table-row table:style-name="ro17">
          <table:table-cell office:value-type="string">
            <text:p>2-110</text:p>
          </table:table-cell>
          <table:table-cell office:value-type="string">
            <text:p>可能</text:p>
          </table:table-cell>
          <table:table-cell office:value-type="string">
            <text:p>ke3 neng2</text:p>
          </table:table-cell>
          <table:table-cell office:value-type="string">
            <text:p>might (happen); possible; probable; possibility; probability; maybe; perhaps; CL:個|个[ge4]</text:p>
          </table:table-cell>
        </table:table-row>
        <table:table-row table:style-name="ro12">
          <table:table-cell office:value-type="string">
            <text:p>2-111</text:p>
          </table:table-cell>
          <table:table-cell office:value-type="string">
            <text:p>可以</text:p>
          </table:table-cell>
          <table:table-cell office:value-type="string">
            <text:p>ke3 yi3</text:p>
          </table:table-cell>
          <table:table-cell office:value-type="string">
            <text:p>can; may; possible; able to</text:p>
          </table:table-cell>
        </table:table-row>
        <table:table-row table:style-name="ro13">
          <table:table-cell office:value-type="string">
            <text:p>2-112</text:p>
          </table:table-cell>
          <table:table-cell office:value-type="string">
            <text:p>课</text:p>
          </table:table-cell>
          <table:table-cell office:value-type="string">
            <text:p>ke4</text:p>
          </table:table-cell>
          <table:table-cell office:value-type="string">
            <text:p>subject; course; class; lesson; CL:堂[tang2],节|節[jie2],門|门[men2]</text:p>
          </table:table-cell>
        </table:table-row>
        <table:table-row table:style-name="ro26">
          <table:table-cell office:value-type="string">
            <text:p>1-52</text:p>
          </table:table-cell>
          <table:table-cell office:value-type="string">
            <text:p>块</text:p>
          </table:table-cell>
          <table:table-cell office:value-type="string">
            <text:p>kuai4</text:p>
          </table:table-cell>
          <table:table-cell office:value-type="string">
            <text:p>lump (of earth); chunk; piece; classifier for pieces of cloth, cake, soap etc; colloquial word for yuan (or other unit of currency such as Hong Kong or US dollar etc), usually as 塊錢|块钱</text:p>
          </table:table-cell>
        </table:table-row>
        <table:table-row table:style-name="ro22">
          <table:table-cell office:value-type="string">
            <text:p>2-114</text:p>
          </table:table-cell>
          <table:table-cell office:value-type="string">
            <text:p>快</text:p>
          </table:table-cell>
          <table:table-cell office:value-type="string">
            <text:p>kuai4</text:p>
          </table:table-cell>
          <table:table-cell office:value-type="string">
            <text:p>rapid; quick; speed; rate; soon; almost; to make haste; clever; sharp (of knives or wits); forthright; plain-spoken; gratified; pleased; pleasant</text:p>
          </table:table-cell>
        </table:table-row>
        <table:table-row table:style-name="ro14">
          <table:table-cell office:value-type="string">
            <text:p>2-115</text:p>
          </table:table-cell>
          <table:table-cell office:value-type="string">
            <text:p>快乐</text:p>
          </table:table-cell>
          <table:table-cell office:value-type="string">
            <text:p>kuai4 le4</text:p>
          </table:table-cell>
          <table:table-cell office:value-type="string">
            <text:p>happy; merry</text:p>
          </table:table-cell>
        </table:table-row>
        <table:table-row table:style-name="ro7">
          <table:table-cell office:value-type="string">
            <text:p>1-53</text:p>
          </table:table-cell>
          <table:table-cell office:value-type="string">
            <text:p>来</text:p>
          </table:table-cell>
          <table:table-cell office:value-type="string">
            <text:p>lai2</text:p>
          </table:table-cell>
          <table:table-cell office:value-type="string">
            <text:p>to come; to arrive; to come round; ever since; next</text:p>
          </table:table-cell>
        </table:table-row>
        <table:table-row table:style-name="ro6">
          <table:table-cell office:value-type="string">
            <text:p>1-54</text:p>
          </table:table-cell>
          <table:table-cell office:value-type="string">
            <text:p>老师</text:p>
          </table:table-cell>
          <table:table-cell office:value-type="string">
            <text:p>lao3 shi1</text:p>
          </table:table-cell>
          <table:table-cell office:value-type="string">
            <text:p>teacher; CL:個|个[ge4],位[wei4]</text:p>
          </table:table-cell>
        </table:table-row>
        <table:table-row table:style-name="ro8">
          <table:table-cell office:value-type="string">
            <text:p>1-55</text:p>
          </table:table-cell>
          <table:table-cell office:value-type="string">
            <text:p>了</text:p>
          </table:table-cell>
          <table:table-cell office:value-type="string">
            <text:p>le5</text:p>
          </table:table-cell>
          <table:table-cell office:value-type="string">
            <text:p>(modal particle intensifying preceding clause); (completed action marker)</text:p>
          </table:table-cell>
        </table:table-row>
        <table:table-row table:style-name="ro5">
          <table:table-cell office:value-type="string">
            <text:p>2-119</text:p>
          </table:table-cell>
          <table:table-cell office:value-type="string">
            <text:p>累</text:p>
          </table:table-cell>
          <table:table-cell office:value-type="string">
            <text:p>lei4</text:p>
          </table:table-cell>
          <table:table-cell office:value-type="string">
            <text:p>tired; weary; to strain; to wear out; to work hard</text:p>
          </table:table-cell>
        </table:table-row>
        <table:table-row table:style-name="ro2">
          <table:table-cell office:value-type="string">
            <text:p>1-56</text:p>
          </table:table-cell>
          <table:table-cell office:value-type="string">
            <text:p>冷</text:p>
          </table:table-cell>
          <table:table-cell office:value-type="string">
            <text:p>leng3</text:p>
          </table:table-cell>
          <table:table-cell office:value-type="string">
            <text:p>cold</text:p>
          </table:table-cell>
        </table:table-row>
        <table:table-row table:style-name="ro27">
          <table:table-cell office:value-type="string">
            <text:p>2-121</text:p>
          </table:table-cell>
          <table:table-cell office:value-type="string">
            <text:p>离</text:p>
          </table:table-cell>
          <table:table-cell office:value-type="string">
            <text:p>li2</text:p>
          </table:table-cell>
          <table:table-cell office:value-type="string">
            <text:p>to leave; to part from; to be away from; (in giving distances) from; without (sth); independent of; one of the eight trigrams of the Book of Changes representing fire (old)</text:p>
          </table:table-cell>
        </table:table-row>
        <table:table-row table:style-name="ro7">
          <table:table-cell office:value-type="string">
            <text:p>1-57</text:p>
          </table:table-cell>
          <table:table-cell office:value-type="string">
            <text:p>里</text:p>
          </table:table-cell>
          <table:table-cell office:value-type="string">
            <text:p>li3</text:p>
          </table:table-cell>
          <table:table-cell office:value-type="string">
            <text:p>lining; interior; inside; internal; also written 裡|里 [li3]</text:p>
          </table:table-cell>
        </table:table-row>
        <table:table-row table:style-name="ro3">
          <table:table-cell office:value-type="string">
            <text:p>2-123</text:p>
          </table:table-cell>
          <table:table-cell office:value-type="string">
            <text:p>两</text:p>
          </table:table-cell>
          <table:table-cell office:value-type="string">
            <text:p>liang3</text:p>
          </table:table-cell>
          <table:table-cell office:value-type="string">
            <text:p>both; two; ounce; some; a few; tael; weight equal to 50 grams</text:p>
          </table:table-cell>
        </table:table-row>
        <table:table-row table:style-name="ro28">
          <table:table-cell office:value-type="string">
            <text:p>1-58</text:p>
          </table:table-cell>
          <table:table-cell office:value-type="string">
            <text:p>零</text:p>
          </table:table-cell>
          <table:table-cell office:value-type="string">
            <text:p>ling2</text:p>
          </table:table-cell>
          <table:table-cell office:value-type="string">
            <text:p>zero; nought; zero sign; fractional; fragmentary; odd (of numbers); (placed between two numbers to indicate a smaller quantity followed by a larger one); fraction; (in mathematics) remainder (after division); extra; to wither and fall; to wither</text:p>
          </table:table-cell>
        </table:table-row>
        <table:table-row table:style-name="ro2">
          <table:table-cell office:value-type="string">
            <text:p>1-59</text:p>
          </table:table-cell>
          <table:table-cell office:value-type="string">
            <text:p>六</text:p>
          </table:table-cell>
          <table:table-cell office:value-type="string">
            <text:p>liu4</text:p>
          </table:table-cell>
          <table:table-cell office:value-type="string">
            <text:p>six; 6</text:p>
          </table:table-cell>
        </table:table-row>
        <table:table-row table:style-name="ro1">
          <table:table-cell office:value-type="string">
            <text:p>2-126</text:p>
          </table:table-cell>
          <table:table-cell office:value-type="string">
            <text:p>路</text:p>
          </table:table-cell>
          <table:table-cell office:value-type="string">
            <text:p>lu4</text:p>
          </table:table-cell>
          <table:table-cell office:value-type="string">
            <text:p>road; path; way; CL:條|条[tiao2]</text:p>
          </table:table-cell>
        </table:table-row>
        <table:table-row table:style-name="ro1">
          <table:table-cell office:value-type="string">
            <text:p>2-127</text:p>
          </table:table-cell>
          <table:table-cell office:value-type="string">
            <text:p>旅游</text:p>
          </table:table-cell>
          <table:table-cell office:value-type="string">
            <text:p>lv3 you2</text:p>
          </table:table-cell>
          <table:table-cell office:value-type="string">
            <text:p>trip; journey; tourism; travel; tour</text:p>
          </table:table-cell>
        </table:table-row>
        <table:table-row table:style-name="ro5">
          <table:table-cell office:value-type="string">
            <text:p>1-60</text:p>
          </table:table-cell>
          <table:table-cell office:value-type="string">
            <text:p>妈妈</text:p>
          </table:table-cell>
          <table:table-cell office:value-type="string">
            <text:p>ma1 ma5</text:p>
          </table:table-cell>
          <table:table-cell office:value-type="string">
            <text:p>mama; mommy; mother; CL:個|个[ge4],位[wei4]</text:p>
          </table:table-cell>
        </table:table-row>
        <table:table-row table:style-name="ro14">
          <table:table-cell office:value-type="string">
            <text:p>1-61</text:p>
          </table:table-cell>
          <table:table-cell office:value-type="string">
            <text:p>吗</text:p>
          </table:table-cell>
          <table:table-cell office:value-type="string">
            <text:p>ma5</text:p>
          </table:table-cell>
          <table:table-cell office:value-type="string">
            <text:p>(question tag)</text:p>
          </table:table-cell>
        </table:table-row>
        <table:table-row table:style-name="ro14">
          <table:table-cell office:value-type="string">
            <text:p>1-62</text:p>
          </table:table-cell>
          <table:table-cell office:value-type="string">
            <text:p>买</text:p>
          </table:table-cell>
          <table:table-cell office:value-type="string">
            <text:p>mai3</text:p>
          </table:table-cell>
          <table:table-cell office:value-type="string">
            <text:p>to buy; to purchase</text:p>
          </table:table-cell>
        </table:table-row>
        <table:table-row table:style-name="ro5">
          <table:table-cell office:value-type="string">
            <text:p>2-131</text:p>
          </table:table-cell>
          <table:table-cell office:value-type="string">
            <text:p>卖</text:p>
          </table:table-cell>
          <table:table-cell office:value-type="string">
            <text:p>mai4</text:p>
          </table:table-cell>
          <table:table-cell office:value-type="string">
            <text:p>to sell; to betray; to spare no effort; to show off or flaunt</text:p>
          </table:table-cell>
        </table:table-row>
        <table:table-row table:style-name="ro2">
          <table:table-cell office:value-type="string">
            <text:p>2-132</text:p>
          </table:table-cell>
          <table:table-cell office:value-type="string">
            <text:p>慢</text:p>
          </table:table-cell>
          <table:table-cell office:value-type="string">
            <text:p>man4</text:p>
          </table:table-cell>
          <table:table-cell office:value-type="string">
            <text:p>slow</text:p>
          </table:table-cell>
        </table:table-row>
        <table:table-row table:style-name="ro14">
          <table:table-cell office:value-type="string">
            <text:p>2-133</text:p>
          </table:table-cell>
          <table:table-cell office:value-type="string">
            <text:p>忙</text:p>
          </table:table-cell>
          <table:table-cell office:value-type="string">
            <text:p>mang2</text:p>
          </table:table-cell>
          <table:table-cell office:value-type="string">
            <text:p>busy; hurriedly</text:p>
          </table:table-cell>
        </table:table-row>
        <table:table-row table:style-name="ro12">
          <table:table-cell office:value-type="string">
            <text:p>1-63</text:p>
          </table:table-cell>
          <table:table-cell office:value-type="string">
            <text:p>猫</text:p>
          </table:table-cell>
          <table:table-cell office:value-type="string">
            <text:p>mao1</text:p>
          </table:table-cell>
          <table:table-cell office:value-type="string">
            <text:p>cat; CL:隻|只[zhi1]</text:p>
          </table:table-cell>
        </table:table-row>
        <table:table-row table:style-name="ro1">
          <table:table-cell office:value-type="string">
            <text:p>1-64</text:p>
          </table:table-cell>
          <table:table-cell office:value-type="string">
            <text:p>没</text:p>
          </table:table-cell>
          <table:table-cell office:value-type="string">
            <text:p>mei2</text:p>
          </table:table-cell>
          <table:table-cell office:value-type="string">
            <text:p>(negative prefix for verbs); have not; not</text:p>
          </table:table-cell>
        </table:table-row>
        <table:table-row table:style-name="ro14">
          <table:table-cell office:value-type="string">
            <text:p>1-65</text:p>
          </table:table-cell>
          <table:table-cell office:value-type="string">
            <text:p>没关系</text:p>
          </table:table-cell>
          <table:table-cell office:value-type="string">
            <text:p>mei2 guan1 xi5</text:p>
          </table:table-cell>
          <table:table-cell office:value-type="string">
            <text:p>it doesn't matter</text:p>
          </table:table-cell>
        </table:table-row>
        <table:table-row table:style-name="ro14">
          <table:table-cell office:value-type="string">
            <text:p>2-137</text:p>
          </table:table-cell>
          <table:table-cell office:value-type="string">
            <text:p>每</text:p>
          </table:table-cell>
          <table:table-cell office:value-type="string">
            <text:p>mei3</text:p>
          </table:table-cell>
          <table:table-cell office:value-type="string">
            <text:p>each; every</text:p>
          </table:table-cell>
        </table:table-row>
        <table:table-row table:style-name="ro3">
          <table:table-cell office:value-type="string">
            <text:p>2-138</text:p>
          </table:table-cell>
          <table:table-cell office:value-type="string">
            <text:p>妹妹</text:p>
          </table:table-cell>
          <table:table-cell office:value-type="string">
            <text:p>mei4 mei5</text:p>
          </table:table-cell>
          <table:table-cell office:value-type="string">
            <text:p>younger sister; fig. younger woman (esp. girl friend or rival); CL:個|个[ge4]</text:p>
          </table:table-cell>
        </table:table-row>
        <table:table-row table:style-name="ro29">
          <table:table-cell office:value-type="string">
            <text:p>2-139</text:p>
          </table:table-cell>
          <table:table-cell office:value-type="string">
            <text:p>门</text:p>
          </table:table-cell>
          <table:table-cell office:value-type="string">
            <text:p>men2</text:p>
          </table:table-cell>
          <table:table-cell office:value-type="string">
            <text:p>gate; door; CL:扇[shan4]; gateway; doorway; CL:個|个[ge4]; opening; valve; switch; way to do something; knack; family; house; (religious) sect; school (of thought); class; category; phylum or division (taxonomy); classifier for large guns; classifier for lessons, subjects, branches of technology</text:p>
          </table:table-cell>
        </table:table-row>
        <table:table-row table:style-name="ro14">
          <table:table-cell office:value-type="string">
            <text:p>1-66</text:p>
          </table:table-cell>
          <table:table-cell office:value-type="string">
            <text:p>米饭</text:p>
          </table:table-cell>
          <table:table-cell office:value-type="string">
            <text:p>mi3 fan4</text:p>
          </table:table-cell>
          <table:table-cell office:value-type="string">
            <text:p>(cooked) rice</text:p>
          </table:table-cell>
        </table:table-row>
        <table:table-row table:style-name="ro2">
          <table:table-cell office:value-type="string">
            <text:p>1-67</text:p>
          </table:table-cell>
          <table:table-cell office:value-type="string">
            <text:p>明天</text:p>
          </table:table-cell>
          <table:table-cell office:value-type="string">
            <text:p>ming2 tian1</text:p>
          </table:table-cell>
          <table:table-cell office:value-type="string">
            <text:p>tomorrow</text:p>
          </table:table-cell>
        </table:table-row>
        <table:table-row table:style-name="ro1">
          <table:table-cell office:value-type="string">
            <text:p>1-68</text:p>
          </table:table-cell>
          <table:table-cell office:value-type="string">
            <text:p>名字</text:p>
          </table:table-cell>
          <table:table-cell office:value-type="string">
            <text:p>ming2 zi5</text:p>
          </table:table-cell>
          <table:table-cell office:value-type="string">
            <text:p>name (of a person or thing); CL:個|个[ge4]</text:p>
          </table:table-cell>
        </table:table-row>
        <table:table-row table:style-name="ro14">
          <table:table-cell office:value-type="string">
            <text:p>1-69</text:p>
          </table:table-cell>
          <table:table-cell office:value-type="string">
            <text:p>哪</text:p>
          </table:table-cell>
          <table:table-cell office:value-type="string">
            <text:p>na3</text:p>
          </table:table-cell>
          <table:table-cell office:value-type="string">
            <text:p>how; which</text:p>
          </table:table-cell>
        </table:table-row>
        <table:table-row table:style-name="ro12">
          <table:table-cell office:value-type="string">
            <text:p>1-69</text:p>
          </table:table-cell>
          <table:table-cell office:value-type="string">
            <text:p>哪儿</text:p>
          </table:table-cell>
          <table:table-cell office:value-type="string">
            <text:p>na3 r5</text:p>
          </table:table-cell>
          <table:table-cell office:value-type="string">
            <text:p>where?; wherever; anywhere</text:p>
          </table:table-cell>
        </table:table-row>
        <table:table-row table:style-name="ro17">
          <table:table-cell office:value-type="string">
            <text:p>1-70</text:p>
          </table:table-cell>
          <table:table-cell office:value-type="string">
            <text:p>那</text:p>
          </table:table-cell>
          <table:table-cell office:value-type="string">
            <text:p>na4</text:p>
          </table:table-cell>
          <table:table-cell office:value-type="string">
            <text:p>that; those; then (in that case); commonly pr. nei4 before a classifier, esp. in Beijing</text:p>
          </table:table-cell>
        </table:table-row>
        <table:table-row table:style-name="ro2">
          <table:table-cell office:value-type="string">
            <text:p>1-70</text:p>
          </table:table-cell>
          <table:table-cell office:value-type="string">
            <text:p>那儿</text:p>
          </table:table-cell>
          <table:table-cell office:value-type="string">
            <text:p>na4 r5</text:p>
          </table:table-cell>
          <table:table-cell office:value-type="string">
            <text:p>there</text:p>
          </table:table-cell>
        </table:table-row>
        <table:table-row table:style-name="ro6">
          <table:table-cell office:value-type="string">
            <text:p>2-145</text:p>
          </table:table-cell>
          <table:table-cell office:value-type="string">
            <text:p>男人</text:p>
          </table:table-cell>
          <table:table-cell office:value-type="string">
            <text:p>nan2 ren2</text:p>
          </table:table-cell>
          <table:table-cell office:value-type="string">
            <text:p>a man; a male; men; CL:個|个[ge4]</text:p>
          </table:table-cell>
        </table:table-row>
        <table:table-row table:style-name="ro7">
          <table:table-cell office:value-type="string">
            <text:p>1-71</text:p>
          </table:table-cell>
          <table:table-cell office:value-type="string">
            <text:p>呢</text:p>
          </table:table-cell>
          <table:table-cell office:value-type="string">
            <text:p>ne5</text:p>
          </table:table-cell>
          <table:table-cell office:value-type="string">
            <text:p>(question particle for subjects already mentioned)</text:p>
          </table:table-cell>
        </table:table-row>
        <table:table-row table:style-name="ro16">
          <table:table-cell office:value-type="string">
            <text:p>1-72</text:p>
          </table:table-cell>
          <table:table-cell office:value-type="string">
            <text:p>能</text:p>
          </table:table-cell>
          <table:table-cell office:value-type="string">
            <text:p>neng2</text:p>
          </table:table-cell>
          <table:table-cell office:value-type="string">
            <text:p>to be able to; to be capable of; ability; capability; able; capable; can possibly; (usually used in the negative) to have the possibility of</text:p>
          </table:table-cell>
        </table:table-row>
        <table:table-row table:style-name="ro5">
          <table:table-cell office:value-type="string">
            <text:p>1-73</text:p>
          </table:table-cell>
          <table:table-cell office:value-type="string">
            <text:p>你</text:p>
          </table:table-cell>
          <table:table-cell office:value-type="string">
            <text:p>ni3</text:p>
          </table:table-cell>
          <table:table-cell office:value-type="string">
            <text:p>you (informal, as opposed to polite 您[nin2])</text:p>
          </table:table-cell>
        </table:table-row>
        <table:table-row table:style-name="ro14">
          <table:table-cell office:value-type="string">
            <text:p>1-74</text:p>
          </table:table-cell>
          <table:table-cell office:value-type="string">
            <text:p>年</text:p>
          </table:table-cell>
          <table:table-cell office:value-type="string">
            <text:p>nian2</text:p>
          </table:table-cell>
          <table:table-cell office:value-type="string">
            <text:p>year; CL:個|个[ge4]</text:p>
          </table:table-cell>
        </table:table-row>
        <table:table-row table:style-name="ro5">
          <table:table-cell office:value-type="string">
            <text:p>2-150</text:p>
          </table:table-cell>
          <table:table-cell office:value-type="string">
            <text:p>您</text:p>
          </table:table-cell>
          <table:table-cell office:value-type="string">
            <text:p>nin2</text:p>
          </table:table-cell>
          <table:table-cell office:value-type="string">
            <text:p>you (polite, as opposed to informal 你[ni3])</text:p>
          </table:table-cell>
        </table:table-row>
        <table:table-row table:style-name="ro6">
          <table:table-cell office:value-type="string">
            <text:p>2-151</text:p>
          </table:table-cell>
          <table:table-cell office:value-type="string">
            <text:p>牛奶</text:p>
          </table:table-cell>
          <table:table-cell office:value-type="string">
            <text:p>niu2 nai3</text:p>
          </table:table-cell>
          <table:table-cell office:value-type="string">
            <text:p>cow's milk; CL:瓶[ping2],杯[bei1]</text:p>
          </table:table-cell>
        </table:table-row>
        <table:table-row table:style-name="ro2">
          <table:table-cell office:value-type="string">
            <text:p>1-75</text:p>
          </table:table-cell>
          <table:table-cell office:value-type="string">
            <text:p>女儿</text:p>
          </table:table-cell>
          <table:table-cell office:value-type="string">
            <text:p>nv3 er2</text:p>
          </table:table-cell>
          <table:table-cell office:value-type="string">
            <text:p>daughter</text:p>
          </table:table-cell>
        </table:table-row>
        <table:table-row table:style-name="ro2">
          <table:table-cell office:value-type="string">
            <text:p>2-153</text:p>
          </table:table-cell>
          <table:table-cell office:value-type="string">
            <text:p>女人</text:p>
          </table:table-cell>
          <table:table-cell office:value-type="string">
            <text:p>nv3 ren2</text:p>
          </table:table-cell>
          <table:table-cell office:value-type="string">
            <text:p>woman</text:p>
          </table:table-cell>
        </table:table-row>
        <table:table-row table:style-name="ro6">
          <table:table-cell office:value-type="string">
            <text:p>2-154</text:p>
          </table:table-cell>
          <table:table-cell office:value-type="string">
            <text:p>旁边</text:p>
          </table:table-cell>
          <table:table-cell office:value-type="string">
            <text:p>pang2 bian1</text:p>
          </table:table-cell>
          <table:table-cell office:value-type="string">
            <text:p>lateral; side; to the side; beside</text:p>
          </table:table-cell>
        </table:table-row>
        <table:table-row table:style-name="ro6">
          <table:table-cell office:value-type="string">
            <text:p>2-155</text:p>
          </table:table-cell>
          <table:table-cell office:value-type="string">
            <text:p>跑步</text:p>
          </table:table-cell>
          <table:table-cell office:value-type="string">
            <text:p>pao3 bu4</text:p>
          </table:table-cell>
          <table:table-cell office:value-type="string">
            <text:p>to walk quickly; to march; to run</text:p>
          </table:table-cell>
        </table:table-row>
        <table:table-row table:style-name="ro6">
          <table:table-cell office:value-type="string">
            <text:p>1-76</text:p>
          </table:table-cell>
          <table:table-cell office:value-type="string">
            <text:p>朋友</text:p>
          </table:table-cell>
          <table:table-cell office:value-type="string">
            <text:p>peng2 you5</text:p>
          </table:table-cell>
          <table:table-cell office:value-type="string">
            <text:p>friend; CL:個|个[ge4],位[wei4]</text:p>
          </table:table-cell>
        </table:table-row>
        <table:table-row table:style-name="ro12">
          <table:table-cell office:value-type="string">
            <text:p>2-157</text:p>
          </table:table-cell>
          <table:table-cell office:value-type="string">
            <text:p>便宜</text:p>
          </table:table-cell>
          <table:table-cell office:value-type="string">
            <text:p>pian2 yi5</text:p>
          </table:table-cell>
          <table:table-cell office:value-type="string">
            <text:p>birthday; CL:個|个[ge4]</text:p>
          </table:table-cell>
        </table:table-row>
        <table:table-row table:style-name="ro26">
          <table:table-cell office:value-type="string">
            <text:p>2-158</text:p>
          </table:table-cell>
          <table:table-cell office:value-type="string">
            <text:p>票</text:p>
          </table:table-cell>
          <table:table-cell office:value-type="string">
            <text:p>piao4</text:p>
          </table:table-cell>
          <table:table-cell office:value-type="string">
            <text:p>ticket; ballot; bank note; CL:張|张[zhang1]; person held for ransom; amateur performance of Chinese opera; classifier for shipments and business transactions (topolect)</text:p>
          </table:table-cell>
        </table:table-row>
        <table:table-row table:style-name="ro14">
          <table:table-cell office:value-type="string">
            <text:p>1-77</text:p>
          </table:table-cell>
          <table:table-cell office:value-type="string">
            <text:p>漂亮</text:p>
          </table:table-cell>
          <table:table-cell office:value-type="string">
            <text:p>piao4 liang5</text:p>
          </table:table-cell>
          <table:table-cell office:value-type="string">
            <text:p>pretty; beautiful</text:p>
          </table:table-cell>
        </table:table-row>
        <table:table-row table:style-name="ro6">
          <table:table-cell office:value-type="string">
            <text:p>1-78</text:p>
          </table:table-cell>
          <table:table-cell office:value-type="string">
            <text:p>苹果</text:p>
          </table:table-cell>
          <table:table-cell office:value-type="string">
            <text:p>ping2 guo3</text:p>
          </table:table-cell>
          <table:table-cell office:value-type="string">
            <text:p>apple; CL:個|个[ge4],顆|颗[ke1]</text:p>
          </table:table-cell>
        </table:table-row>
        <table:table-row table:style-name="ro2">
          <table:table-cell office:value-type="string">
            <text:p>1-79</text:p>
          </table:table-cell>
          <table:table-cell office:value-type="string">
            <text:p>七</text:p>
          </table:table-cell>
          <table:table-cell office:value-type="string">
            <text:p>qi1</text:p>
          </table:table-cell>
          <table:table-cell office:value-type="string">
            <text:p>seven; 7</text:p>
          </table:table-cell>
        </table:table-row>
        <table:table-row table:style-name="ro14">
          <table:table-cell office:value-type="string">
            <text:p>2-162</text:p>
          </table:table-cell>
          <table:table-cell office:value-type="string">
            <text:p>妻子</text:p>
          </table:table-cell>
          <table:table-cell office:value-type="string">
            <text:p>qi1 zi5</text:p>
          </table:table-cell>
          <table:table-cell office:value-type="string">
            <text:p>wife; CL:個|个[ge4]</text:p>
          </table:table-cell>
        </table:table-row>
        <table:table-row table:style-name="ro2">
          <table:table-cell office:value-type="string">
            <text:p>2-163</text:p>
          </table:table-cell>
          <table:table-cell office:value-type="string">
            <text:p>起床</text:p>
          </table:table-cell>
          <table:table-cell office:value-type="string">
            <text:p>qi3 chuang2</text:p>
          </table:table-cell>
          <table:table-cell office:value-type="string">
            <text:p>to get up</text:p>
          </table:table-cell>
        </table:table-row>
        <table:table-row table:style-name="ro2">
          <table:table-cell office:value-type="string">
            <text:p>2-164</text:p>
          </table:table-cell>
          <table:table-cell office:value-type="string">
            <text:p>千</text:p>
          </table:table-cell>
          <table:table-cell office:value-type="string">
            <text:p>qian1</text:p>
          </table:table-cell>
          <table:table-cell office:value-type="string">
            <text:p>thousand</text:p>
          </table:table-cell>
        </table:table-row>
        <table:table-row table:style-name="ro6">
          <table:table-cell office:value-type="string">
            <text:p>1-80</text:p>
          </table:table-cell>
          <table:table-cell office:value-type="string">
            <text:p>钱</text:p>
          </table:table-cell>
          <table:table-cell office:value-type="string">
            <text:p>qian2</text:p>
          </table:table-cell>
          <table:table-cell office:value-type="string">
            <text:p>coin; money; CL:筆|笔[bi3]</text:p>
          </table:table-cell>
        </table:table-row>
        <table:table-row table:style-name="ro6">
          <table:table-cell office:value-type="string">
            <text:p>1-81</text:p>
          </table:table-cell>
          <table:table-cell office:value-type="string">
            <text:p>前面</text:p>
          </table:table-cell>
          <table:table-cell office:value-type="string">
            <text:p>qian2 mian4</text:p>
          </table:table-cell>
          <table:table-cell office:value-type="string">
            <text:p>ahead; in front; preceding; above</text:p>
          </table:table-cell>
        </table:table-row>
        <table:table-row table:style-name="ro14">
          <table:table-cell office:value-type="string">
            <text:p>2-167</text:p>
          </table:table-cell>
          <table:table-cell office:value-type="string">
            <text:p>晴</text:p>
          </table:table-cell>
          <table:table-cell office:value-type="string">
            <text:p>qing2</text:p>
          </table:table-cell>
          <table:table-cell office:value-type="string">
            <text:p>clear; fine (weather)</text:p>
          </table:table-cell>
        </table:table-row>
        <table:table-row table:style-name="ro8">
          <table:table-cell office:value-type="string">
            <text:p>1-82</text:p>
          </table:table-cell>
          <table:table-cell office:value-type="string">
            <text:p>请</text:p>
          </table:table-cell>
          <table:table-cell office:value-type="string">
            <text:p>qing3</text:p>
          </table:table-cell>
          <table:table-cell office:value-type="string">
            <text:p>to ask; to invite; please (do sth); to treat (to a meal etc); to request</text:p>
          </table:table-cell>
        </table:table-row>
        <table:table-row table:style-name="ro30">
          <table:table-cell office:value-type="string">
            <text:p>1-83</text:p>
          </table:table-cell>
          <table:table-cell office:value-type="string">
            <text:p>去</text:p>
          </table:table-cell>
          <table:table-cell office:value-type="string">
            <text:p>qu4</text:p>
          </table:table-cell>
          <table:table-cell office:value-type="string">
            <text:p>to go; to go to (a place); to cause to go or send (sb); to remove; to get rid of; (when used either before or after a verb) to go in order to do sth; to be apart from in space or time; (after a verb of motion indicates movement away from the speaker); (used after certain verbs to indicate detachment or separation); (of a time or an event etc) just passed or elapsed</text:p>
          </table:table-cell>
        </table:table-row>
        <table:table-row table:style-name="ro2">
          <table:table-cell office:value-type="string">
            <text:p>2-170</text:p>
          </table:table-cell>
          <table:table-cell office:value-type="string">
            <text:p>去年</text:p>
          </table:table-cell>
          <table:table-cell office:value-type="string">
            <text:p>qu4 nian2</text:p>
          </table:table-cell>
          <table:table-cell office:value-type="string">
            <text:p>last year</text:p>
          </table:table-cell>
        </table:table-row>
        <table:table-row table:style-name="ro5">
          <table:table-cell office:value-type="string">
            <text:p>2-171</text:p>
          </table:table-cell>
          <table:table-cell office:value-type="string">
            <text:p>让</text:p>
          </table:table-cell>
          <table:table-cell office:value-type="string">
            <text:p>rang4</text:p>
          </table:table-cell>
          <table:table-cell office:value-type="string">
            <text:p>to yield; to permit; to let sb do sth; to have sb do sth</text:p>
          </table:table-cell>
        </table:table-row>
        <table:table-row table:style-name="ro5">
          <table:table-cell office:value-type="string">
            <text:p>1-84</text:p>
          </table:table-cell>
          <table:table-cell office:value-type="string">
            <text:p>热</text:p>
          </table:table-cell>
          <table:table-cell office:value-type="string">
            <text:p>re4</text:p>
          </table:table-cell>
          <table:table-cell office:value-type="string">
            <text:p>heat; to heat up; fervent; hot (of weather); warm up</text:p>
          </table:table-cell>
        </table:table-row>
        <table:table-row table:style-name="ro5">
          <table:table-cell office:value-type="string">
            <text:p>1-85</text:p>
          </table:table-cell>
          <table:table-cell office:value-type="string">
            <text:p>人</text:p>
          </table:table-cell>
          <table:table-cell office:value-type="string">
            <text:p>ren2</text:p>
          </table:table-cell>
          <table:table-cell office:value-type="string">
            <text:p>man; person; people; CL:個|个[ge4],位[wei4]</text:p>
          </table:table-cell>
        </table:table-row>
        <table:table-row table:style-name="ro9">
          <table:table-cell office:value-type="string">
            <text:p>1-86</text:p>
          </table:table-cell>
          <table:table-cell office:value-type="string">
            <text:p>认识</text:p>
          </table:table-cell>
          <table:table-cell office:value-type="string">
            <text:p>ren4 shi5</text:p>
          </table:table-cell>
          <table:table-cell office:value-type="string">
            <text:p>to know; to recognize; to be familiar with; acquainted with sth; knowledge; understanding; awareness; cognition</text:p>
          </table:table-cell>
        </table:table-row>
        <table:table-row table:style-name="ro7">
          <table:table-cell office:value-type="string">
            <text:p>1-87</text:p>
          </table:table-cell>
          <table:table-cell office:value-type="string">
            <text:p>日</text:p>
          </table:table-cell>
          <table:table-cell office:value-type="string">
            <text:p>ri4</text:p>
          </table:table-cell>
          <table:table-cell office:value-type="string">
            <text:p>sun; day; date, day of the month; abbr. for 日本|日本 Japan</text:p>
          </table:table-cell>
        </table:table-row>
        <table:table-row table:style-name="ro2">
          <table:table-cell office:value-type="string">
            <text:p>1-88</text:p>
          </table:table-cell>
          <table:table-cell office:value-type="string">
            <text:p>三</text:p>
          </table:table-cell>
          <table:table-cell office:value-type="string">
            <text:p>san1</text:p>
          </table:table-cell>
          <table:table-cell office:value-type="string">
            <text:p>three; 3</text:p>
          </table:table-cell>
        </table:table-row>
        <table:table-row table:style-name="ro6">
          <table:table-cell office:value-type="string">
            <text:p>1-89</text:p>
          </table:table-cell>
          <table:table-cell office:value-type="string">
            <text:p>商店</text:p>
          </table:table-cell>
          <table:table-cell office:value-type="string">
            <text:p>shang1 dian4</text:p>
          </table:table-cell>
          <table:table-cell office:value-type="string">
            <text:p>store; shop; CL:家[jia1],個|个[ge4]</text:p>
          </table:table-cell>
        </table:table-row>
        <table:table-row table:style-name="ro24">
          <table:table-cell office:value-type="string">
            <text:p>1-90</text:p>
          </table:table-cell>
          <table:table-cell office:value-type="string">
            <text:p>上</text:p>
          </table:table-cell>
          <table:table-cell office:value-type="string">
            <text:p>shang4</text:p>
          </table:table-cell>
          <table:table-cell office:value-type="string">
            <text:p>on; on top; upon; first (of multiple parts); previous; last; upper; higher; above; to climb; to go into; to go up; to attend (class or university)</text:p>
          </table:table-cell>
        </table:table-row>
        <table:table-row table:style-name="ro3">
          <table:table-cell office:value-type="string">
            <text:p>2-179</text:p>
          </table:table-cell>
          <table:table-cell office:value-type="string">
            <text:p>上班</text:p>
          </table:table-cell>
          <table:table-cell office:value-type="string">
            <text:p>shang4 ban1</text:p>
          </table:table-cell>
          <table:table-cell office:value-type="string">
            <text:p>to go to work; to be on duty; to start work; to go to the office</text:p>
          </table:table-cell>
        </table:table-row>
        <table:table-row table:style-name="ro12">
          <table:table-cell office:value-type="string">
            <text:p>1-91</text:p>
          </table:table-cell>
          <table:table-cell office:value-type="string">
            <text:p>上午</text:p>
          </table:table-cell>
          <table:table-cell office:value-type="string">
            <text:p>shang4 wu3</text:p>
          </table:table-cell>
          <table:table-cell office:value-type="string">
            <text:p>morning; CL:個|个[ge4]</text:p>
          </table:table-cell>
        </table:table-row>
        <table:table-row table:style-name="ro14">
          <table:table-cell office:value-type="string">
            <text:p>1-92</text:p>
          </table:table-cell>
          <table:table-cell office:value-type="string">
            <text:p>少</text:p>
          </table:table-cell>
          <table:table-cell office:value-type="string">
            <text:p>shao3</text:p>
          </table:table-cell>
          <table:table-cell office:value-type="string">
            <text:p>few; little; lack</text:p>
          </table:table-cell>
        </table:table-row>
        <table:table-row table:style-name="ro12">
          <table:table-cell office:value-type="string">
            <text:p>1-93</text:p>
          </table:table-cell>
          <table:table-cell office:value-type="string">
            <text:p>谁</text:p>
          </table:table-cell>
          <table:table-cell office:value-type="string">
            <text:p>shei2</text:p>
          </table:table-cell>
          <table:table-cell office:value-type="string">
            <text:p>who; also pronounced shui2</text:p>
          </table:table-cell>
        </table:table-row>
        <table:table-row table:style-name="ro1">
          <table:table-cell office:value-type="string">
            <text:p>2-183</text:p>
          </table:table-cell>
          <table:table-cell office:value-type="string">
            <text:p>身体</text:p>
          </table:table-cell>
          <table:table-cell office:value-type="string">
            <text:p>shen1 ti3</text:p>
          </table:table-cell>
          <table:table-cell office:value-type="string">
            <text:p>(human) body; health; CL:個|个[ge4]</text:p>
          </table:table-cell>
        </table:table-row>
        <table:table-row table:style-name="ro1">
          <table:table-cell office:value-type="string">
            <text:p>1-94</text:p>
          </table:table-cell>
          <table:table-cell office:value-type="string">
            <text:p>什么</text:p>
          </table:table-cell>
          <table:table-cell office:value-type="string">
            <text:p>shen2 me5</text:p>
          </table:table-cell>
          <table:table-cell office:value-type="string">
            <text:p>what?; who?; something; anything</text:p>
          </table:table-cell>
        </table:table-row>
        <table:table-row table:style-name="ro14">
          <table:table-cell office:value-type="string">
            <text:p>2-185</text:p>
          </table:table-cell>
          <table:table-cell office:value-type="string">
            <text:p>生病</text:p>
          </table:table-cell>
          <table:table-cell office:value-type="string">
            <text:p>sheng1 bing4</text:p>
          </table:table-cell>
          <table:table-cell office:value-type="string">
            <text:p>to fall ill; to sicken</text:p>
          </table:table-cell>
        </table:table-row>
        <table:table-row table:style-name="ro12">
          <table:table-cell office:value-type="string">
            <text:p>2-186</text:p>
          </table:table-cell>
          <table:table-cell office:value-type="string">
            <text:p>生日</text:p>
          </table:table-cell>
          <table:table-cell office:value-type="string">
            <text:p>sheng1 ri4</text:p>
          </table:table-cell>
          <table:table-cell office:value-type="string">
            <text:p>birthday; CL:個|个[ge4]</text:p>
          </table:table-cell>
        </table:table-row>
        <table:table-row table:style-name="ro2">
          <table:table-cell office:value-type="string">
            <text:p>1-95</text:p>
          </table:table-cell>
          <table:table-cell office:value-type="string">
            <text:p>十</text:p>
          </table:table-cell>
          <table:table-cell office:value-type="string">
            <text:p>shi2</text:p>
          </table:table-cell>
          <table:table-cell office:value-type="string">
            <text:p>ten; 10</text:p>
          </table:table-cell>
        </table:table-row>
        <table:table-row table:style-name="ro1">
          <table:table-cell office:value-type="string">
            <text:p>1-96</text:p>
          </table:table-cell>
          <table:table-cell office:value-type="string">
            <text:p>时候</text:p>
          </table:table-cell>
          <table:table-cell office:value-type="string">
            <text:p>shi2 hou5</text:p>
          </table:table-cell>
          <table:table-cell office:value-type="string">
            <text:p>time; length of time; moment; period</text:p>
          </table:table-cell>
        </table:table-row>
        <table:table-row table:style-name="ro6">
          <table:table-cell office:value-type="string">
            <text:p>2-189</text:p>
          </table:table-cell>
          <table:table-cell office:value-type="string">
            <text:p>时间</text:p>
          </table:table-cell>
          <table:table-cell office:value-type="string">
            <text:p>shi2 jian1</text:p>
          </table:table-cell>
          <table:table-cell office:value-type="string">
            <text:p>time; period; CL:段[duan4]</text:p>
          </table:table-cell>
        </table:table-row>
        <table:table-row table:style-name="ro12">
          <table:table-cell office:value-type="string">
            <text:p>1-97</text:p>
          </table:table-cell>
          <table:table-cell office:value-type="string">
            <text:p>是</text:p>
          </table:table-cell>
          <table:table-cell office:value-type="string">
            <text:p>shi4</text:p>
          </table:table-cell>
          <table:table-cell office:value-type="string">
            <text:p>is; are; am; yes; to be</text:p>
          </table:table-cell>
        </table:table-row>
        <table:table-row table:style-name="ro8">
          <table:table-cell office:value-type="string">
            <text:p>2-191</text:p>
          </table:table-cell>
          <table:table-cell office:value-type="string">
            <text:p>事情</text:p>
          </table:table-cell>
          <table:table-cell office:value-type="string">
            <text:p>shi4 qing2</text:p>
          </table:table-cell>
          <table:table-cell office:value-type="string">
            <text:p>affair; matter; thing; business; CL:件[jian4],樁|桩[zhuang1]</text:p>
          </table:table-cell>
        </table:table-row>
        <table:table-row table:style-name="ro5">
          <table:table-cell office:value-type="string">
            <text:p>2-192</text:p>
          </table:table-cell>
          <table:table-cell office:value-type="string">
            <text:p>手表</text:p>
          </table:table-cell>
          <table:table-cell office:value-type="string">
            <text:p>shou3 biao3</text:p>
          </table:table-cell>
          <table:table-cell office:value-type="string">
            <text:p>wrist watch; CL:塊|块[kuai4],隻|只[zhi1],個|个[ge4]</text:p>
          </table:table-cell>
        </table:table-row>
        <table:table-row table:style-name="ro3">
          <table:table-cell office:value-type="string">
            <text:p>2-193</text:p>
          </table:table-cell>
          <table:table-cell office:value-type="string">
            <text:p>手机</text:p>
          </table:table-cell>
          <table:table-cell office:value-type="string">
            <text:p>shou3 ji1</text:p>
          </table:table-cell>
          <table:table-cell office:value-type="string">
            <text:p>cell phone; cellular phone; mobile phone; CL:部[bu4]</text:p>
          </table:table-cell>
        </table:table-row>
        <table:table-row table:style-name="ro13">
          <table:table-cell office:value-type="string">
            <text:p>1-98</text:p>
          </table:table-cell>
          <table:table-cell office:value-type="string">
            <text:p>书</text:p>
          </table:table-cell>
          <table:table-cell office:value-type="string">
            <text:p>shu1</text:p>
          </table:table-cell>
          <table:table-cell office:value-type="string">
            <text:p>book; letter; CL:本[ben3],冊|册[ce4],部[bu4]; see also 書經|书经 Book of History</text:p>
          </table:table-cell>
        </table:table-row>
        <table:table-row table:style-name="ro10">
          <table:table-cell office:value-type="string">
            <text:p>1-99</text:p>
          </table:table-cell>
          <table:table-cell office:value-type="string">
            <text:p>水</text:p>
          </table:table-cell>
          <table:table-cell office:value-type="string">
            <text:p>shui3</text:p>
          </table:table-cell>
          <table:table-cell office:value-type="string">
            <text:p>water; river; liquid; beverage; additional charges or income; (of clothes) classifier for number of washes</text:p>
          </table:table-cell>
        </table:table-row>
        <table:table-row table:style-name="ro14">
          <table:table-cell office:value-type="string">
            <text:p>1-100</text:p>
          </table:table-cell>
          <table:table-cell office:value-type="string">
            <text:p>水果</text:p>
          </table:table-cell>
          <table:table-cell office:value-type="string">
            <text:p>shui3 guo3</text:p>
          </table:table-cell>
          <table:table-cell office:value-type="string">
            <text:p>fruit; CL:個|个[ge4]</text:p>
          </table:table-cell>
        </table:table-row>
        <table:table-row table:style-name="ro6">
          <table:table-cell office:value-type="string">
            <text:p>1-101</text:p>
          </table:table-cell>
          <table:table-cell office:value-type="string">
            <text:p>睡觉</text:p>
          </table:table-cell>
          <table:table-cell office:value-type="string">
            <text:p>shui4 jiao4</text:p>
          </table:table-cell>
          <table:table-cell office:value-type="string">
            <text:p>to go to bed; to go to sleep</text:p>
          </table:table-cell>
        </table:table-row>
        <table:table-row table:style-name="ro7">
          <table:table-cell office:value-type="string">
            <text:p>1-102</text:p>
          </table:table-cell>
          <table:table-cell office:value-type="string">
            <text:p>说话</text:p>
          </table:table-cell>
          <table:table-cell office:value-type="string">
            <text:p>shuo1 hua4</text:p>
          </table:table-cell>
          <table:table-cell office:value-type="string">
            <text:p>to speak; to say; to talk; to gossip; to tell stories; talk; word</text:p>
          </table:table-cell>
        </table:table-row>
        <table:table-row table:style-name="ro2">
          <table:table-cell office:value-type="string">
            <text:p>1-103</text:p>
          </table:table-cell>
          <table:table-cell office:value-type="string">
            <text:p>四</text:p>
          </table:table-cell>
          <table:table-cell office:value-type="string">
            <text:p>si4</text:p>
          </table:table-cell>
          <table:table-cell office:value-type="string">
            <text:p>four; 4</text:p>
          </table:table-cell>
        </table:table-row>
        <table:table-row table:style-name="ro13">
          <table:table-cell office:value-type="string">
            <text:p>2-200</text:p>
          </table:table-cell>
          <table:table-cell office:value-type="string">
            <text:p>送</text:p>
          </table:table-cell>
          <table:table-cell office:value-type="string">
            <text:p>song4</text:p>
          </table:table-cell>
          <table:table-cell office:value-type="string">
            <text:p>to deliver; to carry; to give (as a present); to present (with); to see off; to send</text:p>
          </table:table-cell>
        </table:table-row>
        <table:table-row table:style-name="ro5">
          <table:table-cell office:value-type="string">
            <text:p>1-104</text:p>
          </table:table-cell>
          <table:table-cell office:value-type="string">
            <text:p>岁</text:p>
          </table:table-cell>
          <table:table-cell office:value-type="string">
            <text:p>sui4</text:p>
          </table:table-cell>
          <table:table-cell office:value-type="string">
            <text:p>classifier for years (of age); year; year (of crop harvests)</text:p>
          </table:table-cell>
        </table:table-row>
        <table:table-row table:style-name="ro12">
          <table:table-cell office:value-type="string">
            <text:p>2-202</text:p>
          </table:table-cell>
          <table:table-cell office:value-type="string">
            <text:p>所以</text:p>
          </table:table-cell>
          <table:table-cell office:value-type="string">
            <text:p>suo3 yi3</text:p>
          </table:table-cell>
          <table:table-cell office:value-type="string">
            <text:p>therefore; as a result; so</text:p>
          </table:table-cell>
        </table:table-row>
        <table:table-row table:style-name="ro26">
          <table:table-cell office:value-type="string">
            <text:p>1-105</text:p>
          </table:table-cell>
          <table:table-cell office:value-type="string">
            <text:p>他</text:p>
          </table:table-cell>
          <table:table-cell office:value-type="string">
            <text:p>ta1</text:p>
          </table:table-cell>
          <table:table-cell office:value-type="string">
            <text:p>he or him; (used for either sex when the sex is unknown or unimportant); (used before sb's name for emphasis); (used as a meaningless mock object); other; another</text:p>
          </table:table-cell>
        </table:table-row>
        <table:table-row table:style-name="ro2">
          <table:table-cell office:value-type="string">
            <text:p>1-106</text:p>
          </table:table-cell>
          <table:table-cell office:value-type="string">
            <text:p>她</text:p>
          </table:table-cell>
          <table:table-cell office:value-type="string">
            <text:p>ta1</text:p>
          </table:table-cell>
          <table:table-cell office:value-type="string">
            <text:p>she</text:p>
          </table:table-cell>
        </table:table-row>
        <table:table-row table:style-name="ro2">
          <table:table-cell office:value-type="string">
            <text:p>2-205</text:p>
          </table:table-cell>
          <table:table-cell office:value-type="string">
            <text:p>它</text:p>
          </table:table-cell>
          <table:table-cell office:value-type="string">
            <text:p>ta1</text:p>
          </table:table-cell>
          <table:table-cell office:value-type="string">
            <text:p>it</text:p>
          </table:table-cell>
        </table:table-row>
        <table:table-row table:style-name="ro5">
          <table:table-cell office:value-type="string">
            <text:p>1-107</text:p>
          </table:table-cell>
          <table:table-cell office:value-type="string">
            <text:p>太</text:p>
          </table:table-cell>
          <table:table-cell office:value-type="string">
            <text:p>tai4</text:p>
          </table:table-cell>
          <table:table-cell office:value-type="string">
            <text:p>highest; greatest; too (much); very; extremely</text:p>
          </table:table-cell>
        </table:table-row>
        <table:table-row table:style-name="ro12">
          <table:table-cell office:value-type="string">
            <text:p>2-207</text:p>
          </table:table-cell>
          <table:table-cell office:value-type="string">
            <text:p>踢足球</text:p>
          </table:table-cell>
          <table:table-cell office:value-type="string">
            <text:p>ti1 zu2 qiu2</text:p>
          </table:table-cell>
          <table:table-cell office:value-type="string">
            <text:p>play soccer(football)</text:p>
          </table:table-cell>
        </table:table-row>
        <table:table-row table:style-name="ro9">
          <table:table-cell office:value-type="string">
            <text:p>2-208</text:p>
          </table:table-cell>
          <table:table-cell office:value-type="string">
            <text:p>题</text:p>
          </table:table-cell>
          <table:table-cell office:value-type="string">
            <text:p>ti2</text:p>
          </table:table-cell>
          <table:table-cell office:value-type="string">
            <text:p>topic; problem for discussion; exam question; subject; to inscribe; to mention; surname Ti; CL:個|个[ge4],道[dao4]</text:p>
          </table:table-cell>
        </table:table-row>
        <table:table-row table:style-name="ro2">
          <table:table-cell office:value-type="string">
            <text:p>1-108</text:p>
          </table:table-cell>
          <table:table-cell office:value-type="string">
            <text:p>天气</text:p>
          </table:table-cell>
          <table:table-cell office:value-type="string">
            <text:p>tian1 qi4</text:p>
          </table:table-cell>
          <table:table-cell office:value-type="string">
            <text:p>weather</text:p>
          </table:table-cell>
        </table:table-row>
        <table:table-row table:style-name="ro2">
          <table:table-cell office:value-type="string">
            <text:p>2-210</text:p>
          </table:table-cell>
          <table:table-cell office:value-type="string">
            <text:p>跳舞</text:p>
          </table:table-cell>
          <table:table-cell office:value-type="string">
            <text:p>tiao4 wu3</text:p>
          </table:table-cell>
          <table:table-cell office:value-type="string">
            <text:p>to dance</text:p>
          </table:table-cell>
        </table:table-row>
        <table:table-row table:style-name="ro11">
          <table:table-cell office:value-type="string">
            <text:p>1-109</text:p>
          </table:table-cell>
          <table:table-cell office:value-type="string">
            <text:p>听</text:p>
          </table:table-cell>
          <table:table-cell office:value-type="string">
            <text:p>ting1</text:p>
          </table:table-cell>
          <table:table-cell office:value-type="string">
            <text:p>to listen; to hear; to obey; a can (loanword from English "tin"); classifier for canned beverages</text:p>
          </table:table-cell>
        </table:table-row>
        <table:table-row table:style-name="ro1">
          <table:table-cell office:value-type="string">
            <text:p>1-110</text:p>
          </table:table-cell>
          <table:table-cell office:value-type="string">
            <text:p>同学</text:p>
          </table:table-cell>
          <table:table-cell office:value-type="string">
            <text:p>tong2 xue2</text:p>
          </table:table-cell>
          <table:table-cell office:value-type="string">
            <text:p>(fellow) classmate; CL:位[wei4],個|个[ge4]</text:p>
          </table:table-cell>
        </table:table-row>
        <table:table-row table:style-name="ro1">
          <table:table-cell office:value-type="string">
            <text:p>2-213</text:p>
          </table:table-cell>
          <table:table-cell office:value-type="string">
            <text:p>外</text:p>
          </table:table-cell>
          <table:table-cell office:value-type="string">
            <text:p>wai4</text:p>
          </table:table-cell>
          <table:table-cell office:value-type="string">
            <text:p>outside; in addition; foreign; external</text:p>
          </table:table-cell>
        </table:table-row>
        <table:table-row table:style-name="ro5">
          <table:table-cell office:value-type="string">
            <text:p>2-214</text:p>
          </table:table-cell>
          <table:table-cell office:value-type="string">
            <text:p>完</text:p>
          </table:table-cell>
          <table:table-cell office:value-type="string">
            <text:p>wan2</text:p>
          </table:table-cell>
          <table:table-cell office:value-type="string">
            <text:p>to finish; to be over; whole; complete; entire</text:p>
          </table:table-cell>
        </table:table-row>
        <table:table-row table:style-name="ro16">
          <table:table-cell office:value-type="string">
            <text:p>2-215</text:p>
          </table:table-cell>
          <table:table-cell office:value-type="string">
            <text:p>玩</text:p>
          </table:table-cell>
          <table:table-cell office:value-type="string">
            <text:p>wan2</text:p>
          </table:table-cell>
          <table:table-cell office:value-type="string">
            <text:p>toy; sth used for amusement; curio or antique (Taiwan pr. wan4); to play; to have fun; to trifle with; to keep sth for entertainment</text:p>
          </table:table-cell>
        </table:table-row>
        <table:table-row table:style-name="ro6">
          <table:table-cell office:value-type="string">
            <text:p>2-216</text:p>
          </table:table-cell>
          <table:table-cell office:value-type="string">
            <text:p>晚上</text:p>
          </table:table-cell>
          <table:table-cell office:value-type="string">
            <text:p>wan3 shang5</text:p>
          </table:table-cell>
          <table:table-cell office:value-type="string">
            <text:p>in the evening; CL:個|个[ge4]</text:p>
          </table:table-cell>
        </table:table-row>
        <table:table-row table:style-name="ro3">
          <table:table-cell office:value-type="string">
            <text:p>1-111</text:p>
          </table:table-cell>
          <table:table-cell office:value-type="string">
            <text:p>喂</text:p>
          </table:table-cell>
          <table:table-cell office:value-type="string">
            <text:p>wei4</text:p>
          </table:table-cell>
          <table:table-cell office:value-type="string">
            <text:p>hello (interj., esp. on telephone); hey; to feed (sb or some animal)</text:p>
          </table:table-cell>
        </table:table-row>
        <table:table-row table:style-name="ro12">
          <table:table-cell office:value-type="string">
            <text:p>2-218</text:p>
          </table:table-cell>
          <table:table-cell office:value-type="string">
            <text:p>为什么</text:p>
          </table:table-cell>
          <table:table-cell office:value-type="string">
            <text:p>wei4 shen2 me5</text:p>
          </table:table-cell>
          <table:table-cell office:value-type="string">
            <text:p>why?; for what reason?</text:p>
          </table:table-cell>
        </table:table-row>
        <table:table-row table:style-name="ro2">
          <table:table-cell office:value-type="string">
            <text:p>2-219</text:p>
          </table:table-cell>
          <table:table-cell office:value-type="string">
            <text:p>问</text:p>
          </table:table-cell>
          <table:table-cell office:value-type="string">
            <text:p>wen4</text:p>
          </table:table-cell>
          <table:table-cell office:value-type="string">
            <text:p>to ask</text:p>
          </table:table-cell>
        </table:table-row>
        <table:table-row table:style-name="ro1">
          <table:table-cell office:value-type="string">
            <text:p>2-220</text:p>
          </table:table-cell>
          <table:table-cell office:value-type="string">
            <text:p>问题</text:p>
          </table:table-cell>
          <table:table-cell office:value-type="string">
            <text:p>wen4 ti2</text:p>
          </table:table-cell>
          <table:table-cell office:value-type="string">
            <text:p>question; problem; issue; topic; CL:個|个[ge4]</text:p>
          </table:table-cell>
        </table:table-row>
        <table:table-row table:style-name="ro2">
          <table:table-cell office:value-type="string">
            <text:p>1-112</text:p>
          </table:table-cell>
          <table:table-cell office:value-type="string">
            <text:p>我</text:p>
          </table:table-cell>
          <table:table-cell office:value-type="string">
            <text:p>wo3</text:p>
          </table:table-cell>
          <table:table-cell office:value-type="string">
            <text:p>I; me; my</text:p>
          </table:table-cell>
        </table:table-row>
        <table:table-row table:style-name="ro12">
          <table:table-cell office:value-type="string">
            <text:p>1-113</text:p>
          </table:table-cell>
          <table:table-cell office:value-type="string">
            <text:p>我们</text:p>
          </table:table-cell>
          <table:table-cell office:value-type="string">
            <text:p>wo3 men5</text:p>
          </table:table-cell>
          <table:table-cell office:value-type="string">
            <text:p>we; us; ourselves; our</text:p>
          </table:table-cell>
        </table:table-row>
        <table:table-row table:style-name="ro2">
          <table:table-cell office:value-type="string">
            <text:p>1-114</text:p>
          </table:table-cell>
          <table:table-cell office:value-type="string">
            <text:p>五</text:p>
          </table:table-cell>
          <table:table-cell office:value-type="string">
            <text:p>wu3</text:p>
          </table:table-cell>
          <table:table-cell office:value-type="string">
            <text:p>five; 5</text:p>
          </table:table-cell>
        </table:table-row>
        <table:table-row table:style-name="ro6">
          <table:table-cell office:value-type="string">
            <text:p>2-224</text:p>
          </table:table-cell>
          <table:table-cell office:value-type="string">
            <text:p>西瓜</text:p>
          </table:table-cell>
          <table:table-cell office:value-type="string">
            <text:p>xi1 gua1</text:p>
          </table:table-cell>
          <table:table-cell office:value-type="string">
            <text:p>watermelon; CL:條|条[tiao2]</text:p>
          </table:table-cell>
        </table:table-row>
        <table:table-row table:style-name="ro1">
          <table:table-cell office:value-type="string">
            <text:p>2-225</text:p>
          </table:table-cell>
          <table:table-cell office:value-type="string">
            <text:p>希望</text:p>
          </table:table-cell>
          <table:table-cell office:value-type="string">
            <text:p>xi1 wang4</text:p>
          </table:table-cell>
          <table:table-cell office:value-type="string">
            <text:p>to wish for; to desire; hope CL:個|个[ge4]</text:p>
          </table:table-cell>
        </table:table-row>
        <table:table-row table:style-name="ro14">
          <table:table-cell office:value-type="string">
            <text:p>2-226</text:p>
          </table:table-cell>
          <table:table-cell office:value-type="string">
            <text:p>洗</text:p>
          </table:table-cell>
          <table:table-cell office:value-type="string">
            <text:p>xi3</text:p>
          </table:table-cell>
          <table:table-cell office:value-type="string">
            <text:p>to wash; to bathe</text:p>
          </table:table-cell>
        </table:table-row>
        <table:table-row table:style-name="ro12">
          <table:table-cell office:value-type="string">
            <text:p>1-115</text:p>
          </table:table-cell>
          <table:table-cell office:value-type="string">
            <text:p>喜欢</text:p>
          </table:table-cell>
          <table:table-cell office:value-type="string">
            <text:p>xi3 huan5</text:p>
          </table:table-cell>
          <table:table-cell office:value-type="string">
            <text:p>to like; to be fond of</text:p>
          </table:table-cell>
        </table:table-row>
        <table:table-row table:style-name="ro20">
          <table:table-cell office:value-type="string">
            <text:p>1-116</text:p>
          </table:table-cell>
          <table:table-cell office:value-type="string">
            <text:p>下</text:p>
          </table:table-cell>
          <table:table-cell office:value-type="string">
            <text:p>xia4</text:p>
          </table:table-cell>
          <table:table-cell office:value-type="string">
            <text:p>down; downwards; below; lower; later; next (week etc); second (of two parts); to decline; to go down</text:p>
          </table:table-cell>
        </table:table-row>
        <table:table-row table:style-name="ro6">
          <table:table-cell office:value-type="string">
            <text:p>1-117</text:p>
          </table:table-cell>
          <table:table-cell office:value-type="string">
            <text:p>下午</text:p>
          </table:table-cell>
          <table:table-cell office:value-type="string">
            <text:p>xia4 wu3</text:p>
          </table:table-cell>
          <table:table-cell office:value-type="string">
            <text:p>afternoon; p.m.; CL:個|个[ge4]</text:p>
          </table:table-cell>
        </table:table-row>
        <table:table-row table:style-name="ro14">
          <table:table-cell office:value-type="string">
            <text:p>1-118</text:p>
          </table:table-cell>
          <table:table-cell office:value-type="string">
            <text:p>下雨</text:p>
          </table:table-cell>
          <table:table-cell office:value-type="string">
            <text:p>xia4 yu3</text:p>
          </table:table-cell>
          <table:table-cell office:value-type="string">
            <text:p>to rain; rainy</text:p>
          </table:table-cell>
        </table:table-row>
        <table:table-row table:style-name="ro8">
          <table:table-cell office:value-type="string">
            <text:p>1-119</text:p>
          </table:table-cell>
          <table:table-cell office:value-type="string">
            <text:p>先生</text:p>
          </table:table-cell>
          <table:table-cell office:value-type="string">
            <text:p>xian1 sheng5</text:p>
          </table:table-cell>
          <table:table-cell office:value-type="string">
            <text:p>teacher; Mister (Mr.); husband; doctor (topolect); CL:個|个[ge4],位[wei4]</text:p>
          </table:table-cell>
        </table:table-row>
        <table:table-row table:style-name="ro7">
          <table:table-cell office:value-type="string">
            <text:p>1-120</text:p>
          </table:table-cell>
          <table:table-cell office:value-type="string">
            <text:p>现在</text:p>
          </table:table-cell>
          <table:table-cell office:value-type="string">
            <text:p>xian4 zai4</text:p>
          </table:table-cell>
          <table:table-cell office:value-type="string">
            <text:p>now; at present; at the moment; modern; current; nowadays</text:p>
          </table:table-cell>
        </table:table-row>
        <table:table-row table:style-name="ro3">
          <table:table-cell office:value-type="string">
            <text:p>1-121</text:p>
          </table:table-cell>
          <table:table-cell office:value-type="string">
            <text:p>想</text:p>
          </table:table-cell>
          <table:table-cell office:value-type="string">
            <text:p>xiang3</text:p>
          </table:table-cell>
          <table:table-cell office:value-type="string">
            <text:p>to think; to believe; to suppose; to wish; to want; to miss</text:p>
          </table:table-cell>
        </table:table-row>
        <table:table-row table:style-name="ro22">
          <table:table-cell office:value-type="string">
            <text:p>2-234</text:p>
          </table:table-cell>
          <table:table-cell office:value-type="string">
            <text:p>向</text:p>
          </table:table-cell>
          <table:table-cell office:value-type="string">
            <text:p>xiang4</text:p>
          </table:table-cell>
          <table:table-cell office:value-type="string">
            <text:p>direction; orientation; to face; to turn toward; to; towards; shortly before; formerly; to side with; to be partial to; all along (previously); surname Xiang</text:p>
          </table:table-cell>
        </table:table-row>
        <table:table-row table:style-name="ro12">
          <table:table-cell office:value-type="string">
            <text:p>1-122</text:p>
          </table:table-cell>
          <table:table-cell office:value-type="string">
            <text:p>小</text:p>
          </table:table-cell>
          <table:table-cell office:value-type="string">
            <text:p>xiao3</text:p>
          </table:table-cell>
          <table:table-cell office:value-type="string">
            <text:p>small; tiny; few; young</text:p>
          </table:table-cell>
        </table:table-row>
        <table:table-row table:style-name="ro5">
          <table:table-cell office:value-type="string">
            <text:p>1-123</text:p>
          </table:table-cell>
          <table:table-cell office:value-type="string">
            <text:p>小姐</text:p>
          </table:table-cell>
          <table:table-cell office:value-type="string">
            <text:p>xiao3 jie5</text:p>
          </table:table-cell>
          <table:table-cell office:value-type="string">
            <text:p>young lady; miss; CL:個|个[ge4],位[wei4]</text:p>
          </table:table-cell>
        </table:table-row>
        <table:table-row table:style-name="ro14">
          <table:table-cell office:value-type="string">
            <text:p>2-237</text:p>
          </table:table-cell>
          <table:table-cell office:value-type="string">
            <text:p>小时</text:p>
          </table:table-cell>
          <table:table-cell office:value-type="string">
            <text:p>xiao3 shi2</text:p>
          </table:table-cell>
          <table:table-cell office:value-type="string">
            <text:p>hour; CL:個|个[ge4]</text:p>
          </table:table-cell>
        </table:table-row>
        <table:table-row table:style-name="ro12">
          <table:table-cell office:value-type="string">
            <text:p>2-238</text:p>
          </table:table-cell>
          <table:table-cell office:value-type="string">
            <text:p>笑</text:p>
          </table:table-cell>
          <table:table-cell office:value-type="string">
            <text:p>xiao4</text:p>
          </table:table-cell>
          <table:table-cell office:value-type="string">
            <text:p>laugh; smile; CL:個|个[ge4]</text:p>
          </table:table-cell>
        </table:table-row>
        <table:table-row table:style-name="ro5">
          <table:table-cell office:value-type="string">
            <text:p>1-124</text:p>
          </table:table-cell>
          <table:table-cell office:value-type="string">
            <text:p>些</text:p>
          </table:table-cell>
          <table:table-cell office:value-type="string">
            <text:p>xie1</text:p>
          </table:table-cell>
          <table:table-cell office:value-type="string">
            <text:p>some; few; several; (a measure word)</text:p>
          </table:table-cell>
        </table:table-row>
        <table:table-row table:style-name="ro2">
          <table:table-cell office:value-type="string">
            <text:p>1-125</text:p>
          </table:table-cell>
          <table:table-cell office:value-type="string">
            <text:p>写</text:p>
          </table:table-cell>
          <table:table-cell office:value-type="string">
            <text:p>xie3</text:p>
          </table:table-cell>
          <table:table-cell office:value-type="string">
            <text:p>to write</text:p>
          </table:table-cell>
        </table:table-row>
        <table:table-row table:style-name="ro14">
          <table:table-cell office:value-type="string">
            <text:p>1-126</text:p>
          </table:table-cell>
          <table:table-cell office:value-type="string">
            <text:p>谢谢</text:p>
          </table:table-cell>
          <table:table-cell office:value-type="string">
            <text:p>xie4 xie5</text:p>
          </table:table-cell>
          <table:table-cell office:value-type="string">
            <text:p>to thank; thanks</text:p>
          </table:table-cell>
        </table:table-row>
        <table:table-row table:style-name="ro1">
          <table:table-cell office:value-type="string">
            <text:p>2-242</text:p>
          </table:table-cell>
          <table:table-cell office:value-type="string">
            <text:p>新</text:p>
          </table:table-cell>
          <table:table-cell office:value-type="string">
            <text:p>xin1</text:p>
          </table:table-cell>
          <table:table-cell office:value-type="string">
            <text:p>new; newly; meso- (chemistry)</text:p>
          </table:table-cell>
        </table:table-row>
        <table:table-row table:style-name="ro14">
          <table:table-cell office:value-type="string">
            <text:p>1-127</text:p>
          </table:table-cell>
          <table:table-cell office:value-type="string">
            <text:p>星期</text:p>
          </table:table-cell>
          <table:table-cell office:value-type="string">
            <text:p>xing1 qi1</text:p>
          </table:table-cell>
          <table:table-cell office:value-type="string">
            <text:p>week; CL:個|个[ge4]</text:p>
          </table:table-cell>
        </table:table-row>
        <table:table-row table:style-name="ro1">
          <table:table-cell office:value-type="string">
            <text:p>2-244</text:p>
          </table:table-cell>
          <table:table-cell office:value-type="string">
            <text:p>姓</text:p>
          </table:table-cell>
          <table:table-cell office:value-type="string">
            <text:p>xing4</text:p>
          </table:table-cell>
          <table:table-cell office:value-type="string">
            <text:p>family name; surname; name; CL:個|个[ge4]</text:p>
          </table:table-cell>
        </table:table-row>
        <table:table-row table:style-name="ro14">
          <table:table-cell office:value-type="string">
            <text:p>2-245</text:p>
          </table:table-cell>
          <table:table-cell office:value-type="string">
            <text:p>休息</text:p>
          </table:table-cell>
          <table:table-cell office:value-type="string">
            <text:p>xiu1 xi5</text:p>
          </table:table-cell>
          <table:table-cell office:value-type="string">
            <text:p>rest; to rest</text:p>
          </table:table-cell>
        </table:table-row>
        <table:table-row table:style-name="ro12">
          <table:table-cell office:value-type="string">
            <text:p>1-128</text:p>
          </table:table-cell>
          <table:table-cell office:value-type="string">
            <text:p>学生</text:p>
          </table:table-cell>
          <table:table-cell office:value-type="string">
            <text:p>xue2 sheng5</text:p>
          </table:table-cell>
          <table:table-cell office:value-type="string">
            <text:p>student; school child</text:p>
          </table:table-cell>
        </table:table-row>
        <table:table-row table:style-name="ro14">
          <table:table-cell office:value-type="string">
            <text:p>1-129</text:p>
          </table:table-cell>
          <table:table-cell office:value-type="string">
            <text:p>学习</text:p>
          </table:table-cell>
          <table:table-cell office:value-type="string">
            <text:p>xue2 xi2</text:p>
          </table:table-cell>
          <table:table-cell office:value-type="string">
            <text:p>to learn; to study</text:p>
          </table:table-cell>
        </table:table-row>
        <table:table-row table:style-name="ro12">
          <table:table-cell office:value-type="string">
            <text:p>1-130</text:p>
          </table:table-cell>
          <table:table-cell office:value-type="string">
            <text:p>学校</text:p>
          </table:table-cell>
          <table:table-cell office:value-type="string">
            <text:p>xue2 xiao4</text:p>
          </table:table-cell>
          <table:table-cell office:value-type="string">
            <text:p>school; CL:所[suo3]</text:p>
          </table:table-cell>
        </table:table-row>
        <table:table-row table:style-name="ro11">
          <table:table-cell office:value-type="string">
            <text:p>2-249</text:p>
          </table:table-cell>
          <table:table-cell office:value-type="string">
            <text:p>雪</text:p>
          </table:table-cell>
          <table:table-cell office:value-type="string">
            <text:p>xue3</text:p>
          </table:table-cell>
          <table:table-cell office:value-type="string">
            <text:p>snow; snowfall; CL:場|场[chang2]; to have the appearance of snow; to wipe away, off or out; to clean</text:p>
          </table:table-cell>
        </table:table-row>
        <table:table-row table:style-name="ro14">
          <table:table-cell office:value-type="string">
            <text:p>2-250</text:p>
          </table:table-cell>
          <table:table-cell office:value-type="string">
            <text:p>颜色</text:p>
          </table:table-cell>
          <table:table-cell office:value-type="string">
            <text:p>yan2 se4</text:p>
          </table:table-cell>
          <table:table-cell office:value-type="string">
            <text:p>color; CL:個|个[ge4]</text:p>
          </table:table-cell>
        </table:table-row>
        <table:table-row table:style-name="ro1">
          <table:table-cell office:value-type="string">
            <text:p>2-251</text:p>
          </table:table-cell>
          <table:table-cell office:value-type="string">
            <text:p>眼睛</text:p>
          </table:table-cell>
          <table:table-cell office:value-type="string">
            <text:p>yan3 jing5</text:p>
          </table:table-cell>
          <table:table-cell office:value-type="string">
            <text:p>eye; CL:隻|只[zhi1],雙|双[shuang1]</text:p>
          </table:table-cell>
        </table:table-row>
        <table:table-row table:style-name="ro2">
          <table:table-cell office:value-type="string">
            <text:p>2-252</text:p>
          </table:table-cell>
          <table:table-cell office:value-type="string">
            <text:p>羊肉</text:p>
          </table:table-cell>
          <table:table-cell office:value-type="string">
            <text:p>yang2 rou4</text:p>
          </table:table-cell>
          <table:table-cell office:value-type="string">
            <text:p>mutton</text:p>
          </table:table-cell>
        </table:table-row>
        <table:table-row table:style-name="ro5">
          <table:table-cell office:value-type="string">
            <text:p>2-253</text:p>
          </table:table-cell>
          <table:table-cell office:value-type="string">
            <text:p>药</text:p>
          </table:table-cell>
          <table:table-cell office:value-type="string">
            <text:p>yao4</text:p>
          </table:table-cell>
          <table:table-cell office:value-type="string">
            <text:p>medicine; drug; cure; CL:種|种[zhong3],服[fu4]</text:p>
          </table:table-cell>
        </table:table-row>
        <table:table-row table:style-name="ro6">
          <table:table-cell office:value-type="string">
            <text:p>2-254</text:p>
          </table:table-cell>
          <table:table-cell office:value-type="string">
            <text:p>要</text:p>
          </table:table-cell>
          <table:table-cell office:value-type="string">
            <text:p>yao1</text:p>
          </table:table-cell>
          <table:table-cell office:value-type="string">
            <text:p>demand; ask; request; coerce</text:p>
          </table:table-cell>
        </table:table-row>
        <table:table-row table:style-name="ro3">
          <table:table-cell office:value-type="string">
            <text:p>2-255</text:p>
          </table:table-cell>
          <table:table-cell office:value-type="string">
            <text:p>也</text:p>
          </table:table-cell>
          <table:table-cell office:value-type="string">
            <text:p>ye3</text:p>
          </table:table-cell>
          <table:table-cell office:value-type="string">
            <text:p>also; too; (in classical Chinese) final particle serving as copula</text:p>
          </table:table-cell>
        </table:table-row>
        <table:table-row table:style-name="ro11">
          <table:table-cell office:value-type="string">
            <text:p>1-131</text:p>
          </table:table-cell>
          <table:table-cell office:value-type="string">
            <text:p>一</text:p>
          </table:table-cell>
          <table:table-cell office:value-type="string">
            <text:p>yi1</text:p>
          </table:table-cell>
          <table:table-cell office:value-type="string">
            <text:p>one; 1; single; a (article); as soon as; entire; whole; all; throughout; "one" radical in Chinese characters (Kangxi radical 1)</text:p>
          </table:table-cell>
        </table:table-row>
        <table:table-row table:style-name="ro6">
          <table:table-cell office:value-type="string">
            <text:p>1-132</text:p>
          </table:table-cell>
          <table:table-cell office:value-type="string">
            <text:p>衣服</text:p>
          </table:table-cell>
          <table:table-cell office:value-type="string">
            <text:p>yi1 fu5</text:p>
          </table:table-cell>
          <table:table-cell office:value-type="string">
            <text:p>clothes; CL:件[jian4],套[tao4]</text:p>
          </table:table-cell>
        </table:table-row>
        <table:table-row table:style-name="ro1">
          <table:table-cell office:value-type="string">
            <text:p>1-133</text:p>
          </table:table-cell>
          <table:table-cell office:value-type="string">
            <text:p>医生</text:p>
          </table:table-cell>
          <table:table-cell office:value-type="string">
            <text:p>yi1 sheng1</text:p>
          </table:table-cell>
          <table:table-cell office:value-type="string">
            <text:p>doctor; CL:個|个[ge4],位[wei4],名[ming2]</text:p>
          </table:table-cell>
        </table:table-row>
        <table:table-row table:style-name="ro1">
          <table:table-cell office:value-type="string">
            <text:p>1-134</text:p>
          </table:table-cell>
          <table:table-cell office:value-type="string">
            <text:p>医院</text:p>
          </table:table-cell>
          <table:table-cell office:value-type="string">
            <text:p>yi1 yuan4</text:p>
          </table:table-cell>
          <table:table-cell office:value-type="string">
            <text:p>hospital; CL:所[suo3],家[jia1],座[zuo4]</text:p>
          </table:table-cell>
        </table:table-row>
        <table:table-row table:style-name="ro2">
          <table:table-cell office:value-type="string">
            <text:p>2-260</text:p>
          </table:table-cell>
          <table:table-cell office:value-type="string">
            <text:p>已经</text:p>
          </table:table-cell>
          <table:table-cell office:value-type="string">
            <text:p>yi3 jing1</text:p>
          </table:table-cell>
          <table:table-cell office:value-type="string">
            <text:p>already</text:p>
          </table:table-cell>
        </table:table-row>
        <table:table-row table:style-name="ro12">
          <table:table-cell office:value-type="string">
            <text:p>1-135</text:p>
          </table:table-cell>
          <table:table-cell office:value-type="string">
            <text:p>椅子</text:p>
          </table:table-cell>
          <table:table-cell office:value-type="string">
            <text:p>yi3 zi5</text:p>
          </table:table-cell>
          <table:table-cell office:value-type="string">
            <text:p>chair; CL:把[ba3],套[tao4]</text:p>
          </table:table-cell>
        </table:table-row>
        <table:table-row table:style-name="ro7">
          <table:table-cell office:value-type="string">
            <text:p>2-262</text:p>
          </table:table-cell>
          <table:table-cell office:value-type="string">
            <text:p>一起</text:p>
          </table:table-cell>
          <table:table-cell office:value-type="string">
            <text:p>yi4 qi3</text:p>
          </table:table-cell>
          <table:table-cell office:value-type="string">
            <text:p>in the same place; together; with; altogether (in total)</text:p>
          </table:table-cell>
        </table:table-row>
        <table:table-row table:style-name="ro7">
          <table:table-cell office:value-type="string">
            <text:p>2-263</text:p>
          </table:table-cell>
          <table:table-cell office:value-type="string">
            <text:p>意思</text:p>
          </table:table-cell>
          <table:table-cell office:value-type="string">
            <text:p>yi4 si5</text:p>
          </table:table-cell>
          <table:table-cell office:value-type="string">
            <text:p>idea; opinion; meaning; wish; desire; CL:個|个[ge4]</text:p>
          </table:table-cell>
        </table:table-row>
        <table:table-row table:style-name="ro9">
          <table:table-cell office:value-type="string">
            <text:p>2-264</text:p>
          </table:table-cell>
          <table:table-cell office:value-type="string">
            <text:p>阴</text:p>
          </table:table-cell>
          <table:table-cell office:value-type="string">
            <text:p>yin1</text:p>
          </table:table-cell>
          <table:table-cell office:value-type="string">
            <text:p>overcast (weather); cloudy; shady; Yin (the negative principle of Yin and Yang); negative (electric.); feminine; moon; implicit; hidden; genitalia</text:p>
          </table:table-cell>
        </table:table-row>
        <table:table-row table:style-name="ro15">
          <table:table-cell office:value-type="string">
            <text:p>1-138</text:p>
          </table:table-cell>
          <table:table-cell office:value-type="string">
            <text:p>在</text:p>
          </table:table-cell>
          <table:table-cell office:value-type="string">
            <text:p>zai4</text:p>
          </table:table-cell>
          <table:table-cell office:value-type="string">
            <text:p>(located) at; (to be) in; to exist; in the middle of doing sth; (indicating an action in progress)</text:p>
          </table:table-cell>
        </table:table-row>
        <table:table-row table:style-name="ro1">
          <table:table-cell office:value-type="string">
            <text:p>2-265</text:p>
          </table:table-cell>
          <table:table-cell office:value-type="string">
            <text:p>因为</text:p>
          </table:table-cell>
          <table:table-cell office:value-type="string">
            <text:p>yin1 wei4</text:p>
          </table:table-cell>
          <table:table-cell office:value-type="string">
            <text:p>because; owing to; on account of</text:p>
          </table:table-cell>
        </table:table-row>
        <table:table-row table:style-name="ro2">
          <table:table-cell office:value-type="string">
            <text:p>2-266</text:p>
          </table:table-cell>
          <table:table-cell office:value-type="string">
            <text:p>游泳</text:p>
          </table:table-cell>
          <table:table-cell office:value-type="string">
            <text:p>you2 yong3</text:p>
          </table:table-cell>
          <table:table-cell office:value-type="string">
            <text:p>swim</text:p>
          </table:table-cell>
        </table:table-row>
        <table:table-row table:style-name="ro1">
          <table:table-cell office:value-type="string">
            <text:p>1-136</text:p>
          </table:table-cell>
          <table:table-cell office:value-type="string">
            <text:p>有</text:p>
          </table:table-cell>
          <table:table-cell office:value-type="string">
            <text:p>you3</text:p>
          </table:table-cell>
          <table:table-cell office:value-type="string">
            <text:p>to have; there is; there are; to exist; to be</text:p>
          </table:table-cell>
        </table:table-row>
        <table:table-row table:style-name="ro6">
          <table:table-cell office:value-type="string">
            <text:p>2-268</text:p>
          </table:table-cell>
          <table:table-cell office:value-type="string">
            <text:p>右边</text:p>
          </table:table-cell>
          <table:table-cell office:value-type="string">
            <text:p>you4 bian5</text:p>
          </table:table-cell>
          <table:table-cell office:value-type="string">
            <text:p>right side; right, to the right</text:p>
          </table:table-cell>
        </table:table-row>
        <table:table-row table:style-name="ro12">
          <table:table-cell office:value-type="string">
            <text:p>2-269</text:p>
          </table:table-cell>
          <table:table-cell office:value-type="string">
            <text:p>鱼</text:p>
          </table:table-cell>
          <table:table-cell office:value-type="string">
            <text:p>yu2</text:p>
          </table:table-cell>
          <table:table-cell office:value-type="string">
            <text:p>fish; CL:條|条[tiao2],尾[wei3]</text:p>
          </table:table-cell>
        </table:table-row>
        <table:table-row table:style-name="ro11">
          <table:table-cell office:value-type="string">
            <text:p>2-270</text:p>
          </table:table-cell>
          <table:table-cell office:value-type="string">
            <text:p>元</text:p>
          </table:table-cell>
          <table:table-cell office:value-type="string">
            <text:p>yuan2</text:p>
          </table:table-cell>
          <table:table-cell office:value-type="string">
            <text:p>Chinese monetary unit; dollar; primary; first; the Yuan or Mongol dynasty (1279-1368); surname Yuan</text:p>
          </table:table-cell>
        </table:table-row>
        <table:table-row table:style-name="ro12">
          <table:table-cell office:value-type="string">
            <text:p>2-271</text:p>
          </table:table-cell>
          <table:table-cell office:value-type="string">
            <text:p>远</text:p>
          </table:table-cell>
          <table:table-cell office:value-type="string">
            <text:p>yuan3</text:p>
          </table:table-cell>
          <table:table-cell office:value-type="string">
            <text:p>far; distant; remote</text:p>
          </table:table-cell>
        </table:table-row>
        <table:table-row table:style-name="ro5">
          <table:table-cell office:value-type="string">
            <text:p>1-137</text:p>
          </table:table-cell>
          <table:table-cell office:value-type="string">
            <text:p>月</text:p>
          </table:table-cell>
          <table:table-cell office:value-type="string">
            <text:p>yue4</text:p>
          </table:table-cell>
          <table:table-cell office:value-type="string">
            <text:p>moon; month; CL:個|个[ge4],輪|轮[lun2]</text:p>
          </table:table-cell>
        </table:table-row>
        <table:table-row table:style-name="ro5">
          <table:table-cell office:value-type="string">
            <text:p>2-273</text:p>
          </table:table-cell>
          <table:table-cell office:value-type="string">
            <text:p>运动</text:p>
          </table:table-cell>
          <table:table-cell office:value-type="string">
            <text:p>yun4 dong4</text:p>
          </table:table-cell>
          <table:table-cell office:value-type="string">
            <text:p>movement; campaign; CL: 場|场[chang3]; sports</text:p>
          </table:table-cell>
        </table:table-row>
        <table:table-row table:style-name="ro13">
          <table:table-cell office:value-type="string">
            <text:p>2-275</text:p>
          </table:table-cell>
          <table:table-cell office:value-type="string">
            <text:p>再</text:p>
          </table:table-cell>
          <table:table-cell office:value-type="string">
            <text:p>zai4</text:p>
          </table:table-cell>
          <table:table-cell office:value-type="string">
            <text:p>again; once more; re-; second; another; then (after sth, and not until then)</text:p>
          </table:table-cell>
        </table:table-row>
        <table:table-row table:style-name="ro6">
          <table:table-cell office:value-type="string">
            <text:p>1-139</text:p>
          </table:table-cell>
          <table:table-cell office:value-type="string">
            <text:p>再见</text:p>
          </table:table-cell>
          <table:table-cell office:value-type="string">
            <text:p>zai4 jian4</text:p>
          </table:table-cell>
          <table:table-cell office:value-type="string">
            <text:p>goodbye; see you again later</text:p>
          </table:table-cell>
        </table:table-row>
        <table:table-row table:style-name="ro5">
          <table:table-cell office:value-type="string">
            <text:p>2-277</text:p>
          </table:table-cell>
          <table:table-cell office:value-type="string">
            <text:p>早上</text:p>
          </table:table-cell>
          <table:table-cell office:value-type="string">
            <text:p>zao3 shang5</text:p>
          </table:table-cell>
          <table:table-cell office:value-type="string">
            <text:p>early morning; CL:個|个[ge4]; Good morning!</text:p>
          </table:table-cell>
        </table:table-row>
        <table:table-row table:style-name="ro12">
          <table:table-cell office:value-type="string">
            <text:p>1-140</text:p>
          </table:table-cell>
          <table:table-cell office:value-type="string">
            <text:p>怎么</text:p>
          </table:table-cell>
          <table:table-cell office:value-type="string">
            <text:p>zen3 me5</text:p>
          </table:table-cell>
          <table:table-cell office:value-type="string">
            <text:p>how?; what?; why?</text:p>
          </table:table-cell>
        </table:table-row>
        <table:table-row table:style-name="ro7">
          <table:table-cell office:value-type="string">
            <text:p>1-141</text:p>
          </table:table-cell>
          <table:table-cell office:value-type="string">
            <text:p>怎么样</text:p>
          </table:table-cell>
          <table:table-cell office:value-type="string">
            <text:p>zen3 me5 yang4</text:p>
          </table:table-cell>
          <table:table-cell office:value-type="string">
            <text:p>how?; how about?; how was it?; how are things?</text:p>
          </table:table-cell>
        </table:table-row>
        <table:table-row table:style-name="ro17">
          <table:table-cell office:value-type="string">
            <text:p>2-280</text:p>
          </table:table-cell>
          <table:table-cell office:value-type="string">
            <text:p>张</text:p>
          </table:table-cell>
          <table:table-cell office:value-type="string">
            <text:p>zhang1</text:p>
          </table:table-cell>
          <table:table-cell office:value-type="string">
            <text:p>to open up; to spread; sheet of paper; classifier for flat objects, sheet; classifier for votes</text:p>
          </table:table-cell>
        </table:table-row>
        <table:table-row table:style-name="ro12">
          <table:table-cell office:value-type="string">
            <text:p>2-281</text:p>
          </table:table-cell>
          <table:table-cell office:value-type="string">
            <text:p>丈夫</text:p>
          </table:table-cell>
          <table:table-cell office:value-type="string">
            <text:p>zhang4 fu5</text:p>
          </table:table-cell>
          <table:table-cell office:value-type="string">
            <text:p>husband; CL:個|个[ge4]</text:p>
          </table:table-cell>
        </table:table-row>
        <table:table-row table:style-name="ro13">
          <table:table-cell office:value-type="string">
            <text:p>2-282</text:p>
          </table:table-cell>
          <table:table-cell office:value-type="string">
            <text:p>找</text:p>
          </table:table-cell>
          <table:table-cell office:value-type="string">
            <text:p>zhao3</text:p>
          </table:table-cell>
          <table:table-cell office:value-type="string">
            <text:p>to try to find; to look for; to call on sb; to find; to seek; to return; to give change</text:p>
          </table:table-cell>
        </table:table-row>
        <table:table-row table:style-name="ro8">
          <table:table-cell office:value-type="string">
            <text:p>1-142</text:p>
          </table:table-cell>
          <table:table-cell office:value-type="string">
            <text:p>这</text:p>
          </table:table-cell>
          <table:table-cell office:value-type="string">
            <text:p>zhe4</text:p>
          </table:table-cell>
          <table:table-cell office:value-type="string">
            <text:p>this; these; (commonly pr. zhei4 before a classifier, esp. in Beijing)</text:p>
          </table:table-cell>
        </table:table-row>
        <table:table-row table:style-name="ro2">
          <table:table-cell office:value-type="string">
            <text:p>1-142</text:p>
          </table:table-cell>
          <table:table-cell office:value-type="string">
            <text:p>这儿</text:p>
          </table:table-cell>
          <table:table-cell office:value-type="string">
            <text:p>zhe4 r5</text:p>
          </table:table-cell>
          <table:table-cell office:value-type="string">
            <text:p>here</text:p>
          </table:table-cell>
        </table:table-row>
        <table:table-row table:style-name="ro8">
          <table:table-cell office:value-type="string">
            <text:p>2-284</text:p>
          </table:table-cell>
          <table:table-cell office:value-type="string">
            <text:p>着</text:p>
          </table:table-cell>
          <table:table-cell office:value-type="string">
            <text:p>zhe5</text:p>
          </table:table-cell>
          <table:table-cell office:value-type="string">
            <text:p>particle attached after verb to indicate action in progress, like -ing ending</text:p>
          </table:table-cell>
        </table:table-row>
        <table:table-row table:style-name="ro1">
          <table:table-cell office:value-type="string">
            <text:p>2-285</text:p>
          </table:table-cell>
          <table:table-cell office:value-type="string">
            <text:p>真</text:p>
          </table:table-cell>
          <table:table-cell office:value-type="string">
            <text:p>zhen1</text:p>
          </table:table-cell>
          <table:table-cell office:value-type="string">
            <text:p>really; truly; indeed; real; true; genuine</text:p>
          </table:table-cell>
        </table:table-row>
        <table:table-row table:style-name="ro3">
          <table:table-cell office:value-type="string">
            <text:p>2-286</text:p>
          </table:table-cell>
          <table:table-cell office:value-type="string">
            <text:p>正在</text:p>
          </table:table-cell>
          <table:table-cell office:value-type="string">
            <text:p>zheng4 zai4</text:p>
          </table:table-cell>
          <table:table-cell office:value-type="string">
            <text:p>in the process of (doing something or happening); while (doing)</text:p>
          </table:table-cell>
        </table:table-row>
        <table:table-row table:style-name="ro12">
          <table:table-cell office:value-type="string">
            <text:p>2-287</text:p>
          </table:table-cell>
          <table:table-cell office:value-type="string">
            <text:p>知道</text:p>
          </table:table-cell>
          <table:table-cell office:value-type="string">
            <text:p>zhi1 dao5</text:p>
          </table:table-cell>
          <table:table-cell office:value-type="string">
            <text:p>to know; to be aware of</text:p>
          </table:table-cell>
        </table:table-row>
        <table:table-row table:style-name="ro12">
          <table:table-cell office:value-type="string">
            <text:p>1-143</text:p>
          </table:table-cell>
          <table:table-cell office:value-type="string">
            <text:p>中国</text:p>
          </table:table-cell>
          <table:table-cell office:value-type="string">
            <text:p>Zhong1 guo2</text:p>
          </table:table-cell>
          <table:table-cell office:value-type="string">
            <text:p>China; Middle Kingdom</text:p>
          </table:table-cell>
        </table:table-row>
        <table:table-row table:style-name="ro6">
          <table:table-cell office:value-type="string">
            <text:p>1-144</text:p>
          </table:table-cell>
          <table:table-cell office:value-type="string">
            <text:p>中午</text:p>
          </table:table-cell>
          <table:table-cell office:value-type="string">
            <text:p>zhong1 wu3</text:p>
          </table:table-cell>
          <table:table-cell office:value-type="string">
            <text:p>noon; midday; CL:個|个[ge4]</text:p>
          </table:table-cell>
        </table:table-row>
        <table:table-row table:style-name="ro1">
          <table:table-cell office:value-type="string">
            <text:p>1-145</text:p>
          </table:table-cell>
          <table:table-cell office:value-type="string">
            <text:p>住</text:p>
          </table:table-cell>
          <table:table-cell office:value-type="string">
            <text:p>zhu4</text:p>
          </table:table-cell>
          <table:table-cell office:value-type="string">
            <text:p>to live; to dwell; to stay; to reside; to stop</text:p>
          </table:table-cell>
        </table:table-row>
        <table:table-row table:style-name="ro12">
          <table:table-cell office:value-type="string">
            <text:p>2-291</text:p>
          </table:table-cell>
          <table:table-cell office:value-type="string">
            <text:p>准备</text:p>
          </table:table-cell>
          <table:table-cell office:value-type="string">
            <text:p>zhun3 bei4</text:p>
          </table:table-cell>
          <table:table-cell office:value-type="string">
            <text:p>preparation; prepare</text:p>
          </table:table-cell>
        </table:table-row>
        <table:table-row table:style-name="ro1">
          <table:table-cell office:value-type="string">
            <text:p>1-146</text:p>
          </table:table-cell>
          <table:table-cell office:value-type="string">
            <text:p>桌子</text:p>
          </table:table-cell>
          <table:table-cell office:value-type="string">
            <text:p>zhuo1 zi5</text:p>
          </table:table-cell>
          <table:table-cell office:value-type="string">
            <text:p>table; desk; CL:張|张[zhang1],套[tao4]</text:p>
          </table:table-cell>
        </table:table-row>
        <table:table-row table:style-name="ro9">
          <table:table-cell office:value-type="string">
            <text:p>1-147</text:p>
          </table:table-cell>
          <table:table-cell office:value-type="string">
            <text:p>字</text:p>
          </table:table-cell>
          <table:table-cell office:value-type="string">
            <text:p>zi4</text:p>
          </table:table-cell>
          <table:table-cell office:value-type="string">
            <text:p>letter; symbol; character; word; CL:個|个[ge4]; courtesy or style name traditionally given to males aged 20 in dynastic China</text:p>
          </table:table-cell>
        </table:table-row>
        <table:table-row table:style-name="ro6">
          <table:table-cell office:value-type="string">
            <text:p>2-294</text:p>
          </table:table-cell>
          <table:table-cell office:value-type="string">
            <text:p>自行车</text:p>
          </table:table-cell>
          <table:table-cell office:value-type="string">
            <text:p>zi4 xing2 che1</text:p>
          </table:table-cell>
          <table:table-cell office:value-type="string">
            <text:p>bicycle; bike; CL:輛|辆[liang4]</text:p>
          </table:table-cell>
        </table:table-row>
        <table:table-row table:style-name="ro27">
          <table:table-cell office:value-type="string">
            <text:p>2-295</text:p>
          </table:table-cell>
          <table:table-cell office:value-type="string">
            <text:p>走</text:p>
          </table:table-cell>
          <table:table-cell office:value-type="string">
            <text:p>zou3</text:p>
          </table:table-cell>
          <table:table-cell office:value-type="string">
            <text:p>to walk; to go; to run; to move (of vehicle); to visit; to leave; to go away; to die (euph.); from; through; away (in compound verbs, such as 撤走); to change (shape, form, meaning)</text:p>
          </table:table-cell>
        </table:table-row>
        <table:table-row table:style-name="ro14">
          <table:table-cell office:value-type="string">
            <text:p>2-296</text:p>
          </table:table-cell>
          <table:table-cell office:value-type="string">
            <text:p>最</text:p>
          </table:table-cell>
          <table:table-cell office:value-type="string">
            <text:p>zui4</text:p>
          </table:table-cell>
          <table:table-cell office:value-type="string">
            <text:p>most; the most; -est</text:p>
          </table:table-cell>
        </table:table-row>
        <table:table-row table:style-name="ro2">
          <table:table-cell office:value-type="string">
            <text:p>1-148</text:p>
          </table:table-cell>
          <table:table-cell office:value-type="string">
            <text:p>昨天</text:p>
          </table:table-cell>
          <table:table-cell office:value-type="string">
            <text:p>zuo2 tian1</text:p>
          </table:table-cell>
          <table:table-cell office:value-type="string">
            <text:p>yesterday</text:p>
          </table:table-cell>
        </table:table-row>
        <table:table-row table:style-name="ro6">
          <table:table-cell office:value-type="string">
            <text:p>2-298</text:p>
          </table:table-cell>
          <table:table-cell office:value-type="string">
            <text:p>左边</text:p>
          </table:table-cell>
          <table:table-cell office:value-type="string">
            <text:p>zuo3 bian5</text:p>
          </table:table-cell>
          <table:table-cell office:value-type="string">
            <text:p>left; the left side; to the left of</text:p>
          </table:table-cell>
        </table:table-row>
        <table:table-row table:style-name="ro13">
          <table:table-cell office:value-type="string">
            <text:p>1-149</text:p>
          </table:table-cell>
          <table:table-cell table:style-name="ce3" office:value-type="string">
            <text:p>坐</text:p>
          </table:table-cell>
          <table:table-cell table:style-name="ce3" office:value-type="string">
            <text:p>zuo4</text:p>
          </table:table-cell>
          <table:table-cell office:value-type="string">
            <text:p>to sit; to take a seat; to take (a bus, airplane etc); to bear fruit; surname Zuo</text:p>
          </table:table-cell>
        </table:table-row>
        <table:table-row table:style-name="ro31">
          <table:table-cell office:value-type="string">
            <text:p>1-150</text:p>
          </table:table-cell>
          <table:table-cell office:value-type="string">
            <text:p>做</text:p>
          </table:table-cell>
          <table:table-cell office:value-type="string">
            <text:p>zuo4</text:p>
          </table:table-cell>
          <table:table-cell office:value-type="string">
            <text:p>to do; to make; to produce; to write; to compose; to act as; to engage in; to hold (a party); to be; to become; to function (in some capacity); to serve as; to be used for; to form (a bond or relationship); to pretend; to feign; to act a part; to put on appear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.</number:text>
      <number:seconds number:style="long"/>
    </number:time-style>
    <number:time-style style:name="N12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3">
      <number:minutes number:style="long"/>
      <number:text>.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1P0" style:volatile="true" number:language="it" number:country="IT">
      <number:text>€ </number:text>
      <number:number number:decimal-places="0" number:min-integer-digits="1" number:grouping="true"/>
    </number:number-style>
    <number:number-style style:name="N5111" number:language="it" number:country="IT">
      <number:text>-€ 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2" number:min-integer-digits="1" number:grouping="true"/>
    </number:number-style>
    <number:number-style style:name="N5113" number:language="it" number:country="IT">
      <number:text>-€ 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it" number:country="IT">
      <number:text>€ </number:text>
      <number:number number:decimal-places="2" number:min-integer-digits="1" number:grouping="true"/>
    </number:number-style>
    <number:number-style style:name="N5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4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Romeo</meta:initial-creator>
    <meta:creation-date>2013-01-23T20:59:12</meta:creation-date>
    <dc:date>2013-01-23T20:59:40</dc:date>
    <dc:creator>Simone Romeo</dc:creator>
    <meta:editing-duration>P0D</meta:editing-duration>
    <meta:editing-cycles>1</meta:editing-cycles>
    <meta:document-statistic meta:table-count="1" meta:cell-count="1212" meta:object-count="0"/>
    <meta:generator>LibreOffice/3.6$Linux_X86_64 LibreOffice_project/360m1$Build-2</meta:generator>
  </office:meta>
</office:document-meta>
</file>